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Kinnari1" svg:font-family="Kinnari"/>
    <style:font-face style:name="Liberation Serif1" svg:font-family="'Liberation Serif'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65cm"/>
    </style:style>
    <style:style style:name="co2" style:family="table-column">
      <style:table-column-properties fo:break-before="auto" style:column-width="8.26cm"/>
    </style:style>
    <style:style style:name="co3" style:family="table-column">
      <style:table-column-properties fo:break-before="auto" style:column-width="9.2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973cm"/>
    </style:style>
    <style:style style:name="co6" style:family="table-column">
      <style:table-column-properties fo:break-before="auto" style:column-width="6.08cm"/>
    </style:style>
    <style:style style:name="co7" style:family="table-column">
      <style:table-column-properties fo:break-before="auto" style:column-width="14.986cm"/>
    </style:style>
    <style:style style:name="co8" style:family="table-column">
      <style:table-column-properties fo:break-before="auto" style:column-width="44.09cm"/>
    </style:style>
    <style:style style:name="co9" style:family="table-column">
      <style:table-column-properties fo:break-before="auto" style:column-width="10.5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Kinnari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Kinnari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DA" table:style-name="ta1">
        <table:table-column table:style-name="co1" table:number-columns-repeated="3" table:default-cell-style-name="ce1"/>
        <table:table-column table:style-name="co1" table:number-columns-repeated="1021" table:default-cell-style-name="ce4"/>
        <table:table-row table:style-name="ro1">
          <table:table-cell table:style-name="ce5" office:value-type="string" calcext:value-type="string">
            <text:p>High Level Category</text:p>
          </table:table-cell>
          <table:table-cell table:style-name="ce5" office:value-type="string" calcext:value-type="string">
            <text:p>Category</text:p>
          </table:table-cell>
          <table:table-cell table:number-columns-repeated="2"/>
          <table:table-cell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resh Food &amp; Bakery</text:p>
          </table:table-cell>
          <table:table-cell table:style-name="ce6" office:value-type="string" calcext:value-type="string">
            <text:p><text:a xlink:href="https://groceries.asda.com/dept/103214" xlink:type="simple">Fruit</text:a></text:p>
          </table:table-cell>
          <table:table-cell table:style-name="ce9" office:value-type="string" calcext:value-type="string">
            <text:p><text:a xlink:href="https://groceries.asda.com/product/998058" xlink:type="simple">Strawberries</text:a></text:p>
          </table:table-cell>
          <table:table-cell table:formula="of:=CONCATENATE(&quot;{&quot;;&quot;name:&quot;;[.$E$1];[.B2];[.$E$1];&quot;}&quot;;[.$F$1])" office:value-type="string" office:string-value="{name:&quot;Fruit&quot;}," calcext:value-type="string">
            <text:p>{name:"Fruit"},</text:p>
          </table:table-cell>
          <table:table-cell table:formula="of:=[.D2]" office:value-type="string" office:string-value="{name:&quot;Fruit&quot;}," calcext:value-type="string">
            <text:p>{name:"Fruit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sh Food &amp; Bakery</text:p>
          </table:table-cell>
          <table:table-cell table:style-name="ce6" office:value-type="string" calcext:value-type="string">
            <text:p><text:a xlink:href="https://groceries.asda.com/dept/112475" xlink:type="simple">Vegetables &amp; Potatoes</text:a></text:p>
          </table:table-cell>
          <table:table-cell table:style-name="ce9" office:value-type="string" calcext:value-type="string">
            <text:p><text:a xlink:href="https://groceries.asda.com/product/910003012448" xlink:type="simple">Red Onions</text:a></text:p>
          </table:table-cell>
          <table:table-cell table:formula="of:=CONCATENATE(&quot;{&quot;;&quot;name:&quot;;[.$E$1];[.B3];[.$E$1];&quot;}&quot;;[.$F$1])" office:value-type="string" office:string-value="{name:&quot;Vegetables &amp; Potatoes&quot;}," calcext:value-type="string">
            <text:p>{name:"Vegetables &amp; Potatoes"},</text:p>
          </table:table-cell>
          <table:table-cell table:formula="of:=[.E2]&amp;[.D3]" office:value-type="string" office:string-value="{name:&quot;Fruit&quot;},{name:&quot;Vegetables &amp; Potatoes&quot;}," calcext:value-type="string">
            <text:p>{name:"Fruit"},{name:"Vegetables &amp; Potatoe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sh Food &amp; Bakery</text:p>
          </table:table-cell>
          <table:table-cell table:style-name="ce6" office:value-type="string" calcext:value-type="string">
            <text:p><text:a xlink:href="https://groceries.asda.com/dept/112496" xlink:type="simple">Salads &amp; Stir Fry</text:a></text:p>
          </table:table-cell>
          <table:table-cell table:style-name="ce9" office:value-type="string" calcext:value-type="string">
            <text:p><text:a xlink:href="https://groceries.asda.com/product/43966703" xlink:type="simple">Cucumber</text:a></text:p>
          </table:table-cell>
          <table:table-cell table:formula="of:=CONCATENATE(&quot;{&quot;;&quot;name:&quot;;[.$E$1];[.B4];[.$E$1];&quot;}&quot;;[.$F$1])" office:value-type="string" office:string-value="{name:&quot;Salads &amp; Stir Fry&quot;}," calcext:value-type="string">
            <text:p>{name:"Salads &amp; Stir Fry"},</text:p>
          </table:table-cell>
          <table:table-cell table:formula="of:=[.E3]&amp;[.D4]" office:value-type="string" office:string-value="{name:&quot;Fruit&quot;},{name:&quot;Vegetables &amp; Potatoes&quot;},{name:&quot;Salads &amp; Stir Fry&quot;}," calcext:value-type="string">
            <text:p>{name:"Fruit"},{name:"Vegetables &amp; Potatoes"},{name:"Salads &amp; Stir Fry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sh Food &amp; Bakery</text:p>
          </table:table-cell>
          <table:table-cell table:style-name="ce6" office:value-type="string" calcext:value-type="string">
            <text:p><text:a xlink:href="https://groceries.asda.com/dept/103159" xlink:type="simple">Meat &amp; Poultry</text:a></text:p>
          </table:table-cell>
          <table:table-cell table:style-name="ce9" office:value-type="string" calcext:value-type="string">
            <text:p><text:a xlink:href="https://groceries.asda.com/product/910000877729" xlink:type="simple">Gammon Joint</text:a></text:p>
          </table:table-cell>
          <table:table-cell table:formula="of:=CONCATENATE(&quot;{&quot;;&quot;name:&quot;;[.$E$1];[.B5];[.$E$1];&quot;}&quot;;[.$F$1])" office:value-type="string" office:string-value="{name:&quot;Meat &amp; Poultry&quot;}," calcext:value-type="string">
            <text:p>{name:"Meat &amp; Poultry"},</text:p>
          </table:table-cell>
          <table:table-cell table:formula="of:=[.E4]&amp;[.D5]" office:value-type="string" office:string-value="{name:&quot;Fruit&quot;},{name:&quot;Vegetables &amp; Potatoes&quot;},{name:&quot;Salads &amp; Stir Fry&quot;},{name:&quot;Meat &amp; Poultry&quot;}," calcext:value-type="string">
            <text:p>{name:"Fruit"},{name:"Vegetables &amp; Potatoes"},{name:"Salads &amp; Stir Fry"},{name:"Meat &amp; Poultry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sh Food &amp; Bakery</text:p>
          </table:table-cell>
          <table:table-cell table:style-name="ce6" office:value-type="string" calcext:value-type="string">
            <text:p><text:a xlink:href="https://groceries.asda.com/dept/103310" xlink:type="simple">Fish &amp; Seafood</text:a></text:p>
          </table:table-cell>
          <table:table-cell table:style-name="ce9" office:value-type="string" calcext:value-type="string">
            <text:p><text:a xlink:href="https://groceries.asda.com/product/910001311986" xlink:type="simple">Salmon Fillets</text:a></text:p>
          </table:table-cell>
          <table:table-cell table:formula="of:=CONCATENATE(&quot;{&quot;;&quot;name:&quot;;[.$E$1];[.B6];[.$E$1];&quot;}&quot;;[.$F$1])" office:value-type="string" office:string-value="{name:&quot;Fish &amp; Seafood&quot;}," calcext:value-type="string">
            <text:p>{name:"Fish &amp; Seafood"},</text:p>
          </table:table-cell>
          <table:table-cell table:formula="of:=[.E5]&amp;[.D6]" office:value-type="string" office:string-value="{name:&quot;Fruit&quot;},{name:&quot;Vegetables &amp; Potatoes&quot;},{name:&quot;Salads &amp; Stir Fry&quot;},{name:&quot;Meat &amp; Poultry&quot;},{name:&quot;Fish &amp; Seafood&quot;}," calcext:value-type="string">
            <text:p>{name:"Fruit"},{name:"Vegetables &amp; Potatoes"},{name:"Salads &amp; Stir Fry"},{name:"Meat &amp; Poultry"},{name:"Fish &amp; Seafood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sh Food &amp; Bakery</text:p>
          </table:table-cell>
          <table:table-cell table:style-name="ce6" office:value-type="string" calcext:value-type="string">
            <text:p><text:a xlink:href="https://groceries.asda.com/dept/103259" xlink:type="simple">Bakery</text:a></text:p>
          </table:table-cell>
          <table:table-cell table:style-name="ce9" office:value-type="string" calcext:value-type="string">
            <text:p><text:a xlink:href="https://groceries.asda.com/product/44481435" xlink:type="simple">Hot Cross Buns</text:a></text:p>
          </table:table-cell>
          <table:table-cell table:formula="of:=CONCATENATE(&quot;{&quot;;&quot;name:&quot;;[.$E$1];[.B7];[.$E$1];&quot;}&quot;;[.$F$1])" office:value-type="string" office:string-value="{name:&quot;Bakery&quot;}," calcext:value-type="string">
            <text:p>{name:"Bakery"},</text:p>
          </table:table-cell>
          <table:table-cell table:formula="of:=[.E6]&amp;[.D7]" office:value-type="string" office:string-value="{name:&quot;Fruit&quot;},{name:&quot;Vegetables &amp; Potatoes&quot;},{name:&quot;Salads &amp; Stir Fry&quot;},{name:&quot;Meat &amp; Poultry&quot;},{name:&quot;Fish &amp; Seafood&quot;},{name:&quot;Bakery&quot;}," calcext:value-type="string">
            <text:p>{name:"Fruit"},{name:"Vegetables &amp; Potatoes"},{name:"Salads &amp; Stir Fry"},{name:"Meat &amp; Poultry"},{name:"Fish &amp; Seafood"},{name:"Bakery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1622" xlink:type="simple">Milk, Butter, Cream &amp; Eggs</text:a></text:p>
          </table:table-cell>
          <table:table-cell table:style-name="ce9" office:value-type="string" calcext:value-type="string">
            <text:p><text:a xlink:href="https://groceries.asda.com/product/1000015538600" xlink:type="simple">Chocolate Milk</text:a></text:p>
          </table:table-cell>
          <table:table-cell table:formula="of:=CONCATENATE(&quot;{&quot;;&quot;name:&quot;;[.$E$1];[.B8];[.$E$1];&quot;}&quot;;[.$F$1])" office:value-type="string" office:string-value="{name:&quot;Milk, Butter, Cream &amp; Eggs&quot;}," calcext:value-type="string">
            <text:p>{name:"Milk, Butter, Cream &amp; Eggs"},</text:p>
          </table:table-cell>
          <table:table-cell table:formula="of:=[.E7]&amp;[.D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" calcext:value-type="string">
            <text:p>{name:"Fruit"},{name:"Vegetables &amp; Potatoes"},{name:"Salads &amp; Stir Fry"},{name:"Meat &amp; Poultry"},{name:"Fish &amp; Seafood"},{name:"Bakery"},{name:"Milk, Butter, Cream &amp; Egg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1678" xlink:type="simple">Cheese</text:a></text:p>
          </table:table-cell>
          <table:table-cell table:style-name="ce9" office:value-type="string" calcext:value-type="string">
            <text:p><text:a xlink:href="https://groceries.asda.com/product/910001331807" xlink:type="simple">Mature Cheddar</text:a></text:p>
          </table:table-cell>
          <table:table-cell table:formula="of:=CONCATENATE(&quot;{&quot;;&quot;name:&quot;;[.$E$1];[.B9];[.$E$1];&quot;}&quot;;[.$F$1])" office:value-type="string" office:string-value="{name:&quot;Cheese&quot;}," calcext:value-type="string">
            <text:p>{name:"Cheese"},</text:p>
          </table:table-cell>
          <table:table-cell table:formula="of:=[.E8]&amp;[.D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" calcext:value-type="string">
            <text:p>{name:"Fruit"},{name:"Vegetables &amp; Potatoes"},{name:"Salads &amp; Stir Fry"},{name:"Meat &amp; Poultry"},{name:"Fish &amp; Seafood"},{name:"Bakery"},{name:"Milk, Butter, Cream &amp; Eggs"},{name:"Cheese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1939" xlink:type="simple">Cooked Meat</text:a></text:p>
          </table:table-cell>
          <table:table-cell table:style-name="ce9" office:value-type="string" calcext:value-type="string">
            <text:p><text:a xlink:href="https://groceries.asda.com/product/910001900986" xlink:type="simple">Honey Roast Dry Cured Ham</text:a></text:p>
          </table:table-cell>
          <table:table-cell table:formula="of:=CONCATENATE(&quot;{&quot;;&quot;name:&quot;;[.$E$1];[.B10];[.$E$1];&quot;}&quot;;[.$F$1])" office:value-type="string" office:string-value="{name:&quot;Cooked Meat&quot;}," calcext:value-type="string">
            <text:p>{name:"Cooked Meat"},</text:p>
          </table:table-cell>
          <table:table-cell table:formula="of:=[.E9]&amp;[.D1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1739" xlink:type="simple">Yogurts &amp; Desserts</text:a></text:p>
          </table:table-cell>
          <table:table-cell table:style-name="ce9" office:value-type="string" calcext:value-type="string">
            <text:p><text:a xlink:href="https://groceries.asda.com/product/910001390159" xlink:type="simple">Strawberry Yogurts</text:a></text:p>
          </table:table-cell>
          <table:table-cell table:formula="of:=CONCATENATE(&quot;{&quot;;&quot;name:&quot;;[.$E$1];[.B11];[.$E$1];&quot;}&quot;;[.$F$1])" office:value-type="string" office:string-value="{name:&quot;Yogurts &amp; Desserts&quot;}," calcext:value-type="string">
            <text:p>{name:"Yogurts &amp; Desserts"},</text:p>
          </table:table-cell>
          <table:table-cell table:formula="of:=[.E10]&amp;[.D1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1963" xlink:type="simple">Chilled Juice &amp; Smoothies</text:a></text:p>
          </table:table-cell>
          <table:table-cell table:style-name="ce9" office:value-type="string" calcext:value-type="string">
            <text:p><text:a xlink:href="https://groceries.asda.com/product/1000114125297" xlink:type="simple">Apple Juice</text:a></text:p>
          </table:table-cell>
          <table:table-cell table:formula="of:=CONCATENATE(&quot;{&quot;;&quot;name:&quot;;[.$E$1];[.B12];[.$E$1];&quot;}&quot;;[.$F$1])" office:value-type="string" office:string-value="{name:&quot;Chilled Juice &amp; Smoothies&quot;}," calcext:value-type="string">
            <text:p>{name:"Chilled Juice &amp; Smoothies"},</text:p>
          </table:table-cell>
          <table:table-cell table:formula="of:=[.E11]&amp;[.D1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1765" xlink:type="simple">Ready Meals &amp; Soup</text:a></text:p>
          </table:table-cell>
          <table:table-cell table:style-name="ce9" office:value-type="string" calcext:value-type="string">
            <text:p><text:a xlink:href="https://groceries.asda.com/product/910000329598" xlink:type="simple">Carrot &amp; Coriander Sou</text:a>p</text:p>
          </table:table-cell>
          <table:table-cell table:formula="of:=CONCATENATE(&quot;{&quot;;&quot;name:&quot;;[.$E$1];[.B13];[.$E$1];&quot;}&quot;;[.$F$1])" office:value-type="string" office:string-value="{name:&quot;Ready Meals &amp; Soup&quot;}," calcext:value-type="string">
            <text:p>{name:"Ready Meals &amp; Soup"},</text:p>
          </table:table-cell>
          <table:table-cell table:formula="of:=[.E12]&amp;[.D1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2001" xlink:type="simple">Pizza, Pasta &amp; Garlic Bread</text:a></text:p>
          </table:table-cell>
          <table:table-cell table:style-name="ce9" office:value-type="string" calcext:value-type="string">
            <text:p><text:a xlink:href="https://groceries.asda.com/product/910002114752" xlink:type="simple">Garlic &amp; Herb Baguett</text:a>e</text:p>
          </table:table-cell>
          <table:table-cell table:formula="of:=CONCATENATE(&quot;{&quot;;&quot;name:&quot;;[.$E$1];[.B14];[.$E$1];&quot;}&quot;;[.$F$1])" office:value-type="string" office:string-value="{name:&quot;Pizza, Pasta &amp; Garlic Bread&quot;}," calcext:value-type="string">
            <text:p>{name:"Pizza, Pasta &amp; Garlic Bread"},</text:p>
          </table:table-cell>
          <table:table-cell table:formula="of:=[.E13]&amp;[.D1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1977" xlink:type="simple">Party Food, Pies, Salads &amp; Dips</text:a></text:p>
          </table:table-cell>
          <table:table-cell table:style-name="ce9" office:value-type="string" calcext:value-type="string">
            <text:p><text:a xlink:href="https://groceries.asda.com/product/910000559396" xlink:type="simple">Pork Pies</text:a></text:p>
          </table:table-cell>
          <table:table-cell table:formula="of:=CONCATENATE(&quot;{&quot;;&quot;name:&quot;;[.$E$1];[.B15];[.$E$1];&quot;}&quot;;[.$F$1])" office:value-type="string" office:string-value="{name:&quot;Party Food, Pies, Salads &amp; Dips&quot;}," calcext:value-type="string">
            <text:p>{name:"Party Food, Pies, Salads &amp; Dips"},</text:p>
          </table:table-cell>
          <table:table-cell table:formula="of:=[.E14]&amp;[.D1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hilled Food</text:p>
          </table:table-cell>
          <table:table-cell table:style-name="ce6" office:value-type="string" calcext:value-type="string">
            <text:p><text:a xlink:href="https://groceries.asda.com/dept/112013" xlink:type="simple">Snacks &amp; Drinks</text:a></text:p>
          </table:table-cell>
          <table:table-cell table:style-name="ce2" office:value-type="string" calcext:value-type="string">
            <text:p>Peperami</text:p>
          </table:table-cell>
          <table:table-cell table:formula="of:=CONCATENATE(&quot;{&quot;;&quot;name:&quot;;[.$E$1];[.B16];[.$E$1];&quot;}&quot;;[.$F$1])" office:value-type="string" office:string-value="{name:&quot;Snacks &amp; Drinks&quot;}," calcext:value-type="string">
            <text:p>{name:"Snacks &amp; Drinks"},</text:p>
          </table:table-cell>
          <table:table-cell table:formula="of:=[.E15]&amp;[.D1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3043" xlink:type="simple">Cereals &amp; Cereal Bars</text:a></text:p>
          </table:table-cell>
          <table:table-cell table:style-name="ce9" office:value-type="string" calcext:value-type="string">
            <text:p><text:a xlink:href="https://groceries.asda.com/product/19140" xlink:type="simple">Crunchy Nut Corn Flakes</text:a></text:p>
          </table:table-cell>
          <table:table-cell table:formula="of:=CONCATENATE(&quot;{&quot;;&quot;name:&quot;;[.$E$1];[.B17];[.$E$1];&quot;}&quot;;[.$F$1])" office:value-type="string" office:string-value="{name:&quot;Cereals &amp; Cereal Bars&quot;}," calcext:value-type="string">
            <text:p>{name:"Cereals &amp; Cereal Bars"},</text:p>
          </table:table-cell>
          <table:table-cell table:formula="of:=[.E16]&amp;[.D17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2889" xlink:type="simple">Tins, Packets &amp; Snack Pots</text:a></text:p>
          </table:table-cell>
          <table:table-cell table:style-name="ce9" office:value-type="string" calcext:value-type="string">
            <text:p><text:a xlink:href="https://groceries.asda.com/product/1000137976598" xlink:type="simple">Super Noodles Chicken Flavour</text:a></text:p>
          </table:table-cell>
          <table:table-cell table:formula="of:=CONCATENATE(&quot;{&quot;;&quot;name:&quot;;[.$E$1];[.B18];[.$E$1];&quot;}&quot;;[.$F$1])" office:value-type="string" office:string-value="{name:&quot;Tins, Packets &amp; Snack Pots&quot;}," calcext:value-type="string">
            <text:p>{name:"Tins, Packets &amp; Snack Pots"},</text:p>
          </table:table-cell>
          <table:table-cell table:formula="of:=[.E17]&amp;[.D1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2871" xlink:type="simple">Rice, Pasta &amp; Noodles</text:a></text:p>
          </table:table-cell>
          <table:table-cell table:style-name="ce9" office:value-type="string" calcext:value-type="string">
            <text:p><text:a xlink:href="https://groceries.asda.com/product/56724309" xlink:type="simple">Basmati Rice</text:a></text:p>
          </table:table-cell>
          <table:table-cell table:formula="of:=CONCATENATE(&quot;{&quot;;&quot;name:&quot;;[.$E$1];[.B19];[.$E$1];&quot;}&quot;;[.$F$1])" office:value-type="string" office:string-value="{name:&quot;Rice, Pasta &amp; Noodles&quot;}," calcext:value-type="string">
            <text:p>{name:"Rice, Pasta &amp; Noodles"},</text:p>
          </table:table-cell>
          <table:table-cell table:formula="of:=[.E18]&amp;[.D1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2960" xlink:type="simple">Cooking Sauces, Meal Kits &amp; Sides</text:a></text:p>
          </table:table-cell>
          <table:table-cell table:style-name="ce9" office:value-type="string" calcext:value-type="string">
            <text:p><text:a xlink:href="https://groceries.asda.com/product/910000868485" xlink:type="simple">Tikka Masala Curry Sauce</text:a></text:p>
          </table:table-cell>
          <table:table-cell table:formula="of:=CONCATENATE(&quot;{&quot;;&quot;name:&quot;;[.$E$1];[.B20];[.$E$1];&quot;}&quot;;[.$F$1])" office:value-type="string" office:string-value="{name:&quot;Cooking Sauces, Meal Kits &amp; Sides&quot;}," calcext:value-type="string">
            <text:p>{name:"Cooking Sauces, Meal Kits &amp; Sides"},</text:p>
          </table:table-cell>
          <table:table-cell table:formula="of:=[.E19]&amp;[.D2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3071" xlink:type="simple">Condiments &amp; Cooking Ingredients</text:a></text:p>
          </table:table-cell>
          <table:table-cell table:style-name="ce9" office:value-type="string" calcext:value-type="string">
            <text:p><text:a xlink:href="https://groceries.asda.com/product/910001313505" xlink:type="simple">HP Brown Sauce</text:a></text:p>
          </table:table-cell>
          <table:table-cell table:formula="of:=CONCATENATE(&quot;{&quot;;&quot;name:&quot;;[.$E$1];[.B21];[.$E$1];&quot;}&quot;;[.$F$1])" office:value-type="string" office:string-value="{name:&quot;Condiments &amp; Cooking Ingredients&quot;}," calcext:value-type="string">
            <text:p>{name:"Condiments &amp; Cooking Ingredients"},</text:p>
          </table:table-cell>
          <table:table-cell table:formula="of:=[.E20]&amp;[.D2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2928" xlink:type="simple">Home Baking</text:a></text:p>
          </table:table-cell>
          <table:table-cell table:style-name="ce9" office:value-type="string" calcext:value-type="string">
            <text:p><text:a xlink:href="https://groceries.asda.com/product/910003083700" xlink:type="simple">Free Range Eggs</text:a></text:p>
          </table:table-cell>
          <table:table-cell table:formula="of:=CONCATENATE(&quot;{&quot;;&quot;name:&quot;;[.$E$1];[.B22];[.$E$1];&quot;}&quot;;[.$F$1])" office:value-type="string" office:string-value="{name:&quot;Home Baking&quot;}," calcext:value-type="string">
            <text:p>{name:"Home Baking"},</text:p>
          </table:table-cell>
          <table:table-cell table:formula="of:=[.E21]&amp;[.D2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279387941" xlink:type="simple">Jams, Spreads &amp; Desserts</text:a></text:p>
          </table:table-cell>
          <table:table-cell table:style-name="ce9" office:value-type="string" calcext:value-type="string">
            <text:p><text:a xlink:href="https://groceries.asda.com/product/1000122672953" xlink:type="simple">Crunchy Peanut Butter</text:a></text:p>
          </table:table-cell>
          <table:table-cell table:formula="of:=CONCATENATE(&quot;{&quot;;&quot;name:&quot;;[.$E$1];[.B23];[.$E$1];&quot;}&quot;;[.$F$1])" office:value-type="string" office:string-value="{name:&quot;Jams, Spreads &amp; Desserts&quot;}," calcext:value-type="string">
            <text:p>{name:"Jams, Spreads &amp; Desserts"},</text:p>
          </table:table-cell>
          <table:table-cell table:formula="of:=[.E22]&amp;[.D2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892960905" xlink:type="simple">Coffee, Tea &amp; Hot Chocolate</text:a></text:p>
          </table:table-cell>
          <table:table-cell table:style-name="ce11" office:value-type="string" calcext:value-type="string">
            <text:p>Tetley Tea Bags</text:p>
          </table:table-cell>
          <table:table-cell table:formula="of:=CONCATENATE(&quot;{&quot;;&quot;name:&quot;;[.$E$1];[.B24];[.$E$1];&quot;}&quot;;[.$F$1])" office:value-type="string" office:string-value="{name:&quot;Coffee, Tea &amp; Hot Chocolate&quot;}," calcext:value-type="string">
            <text:p>{name:"Coffee, Tea &amp; Hot Chocolate"},</text:p>
          </table:table-cell>
          <table:table-cell table:formula="of:=[.E23]&amp;[.D2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3019" xlink:type="simple">Biscuits, Chocolate &amp; Sweets</text:a></text:p>
          </table:table-cell>
          <table:table-cell table:style-name="ce11" office:value-type="string" calcext:value-type="string">
            <text:p>Jaffa Cakes</text:p>
          </table:table-cell>
          <table:table-cell table:formula="of:=CONCATENATE(&quot;{&quot;;&quot;name:&quot;;[.$E$1];[.B25];[.$E$1];&quot;}&quot;;[.$F$1])" office:value-type="string" office:string-value="{name:&quot;Biscuits, Chocolate &amp; Sweets&quot;}," calcext:value-type="string">
            <text:p>{name:"Biscuits, Chocolate &amp; Sweets"},</text:p>
          </table:table-cell>
          <table:table-cell table:formula="of:=[.E24]&amp;[.D2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2989" xlink:type="simple">Crisps, Nuts &amp; Snacks</text:a></text:p>
          </table:table-cell>
          <table:table-cell table:style-name="ce11" office:value-type="string" calcext:value-type="string">
            <text:p>Pringles Original Flavour Crisps</text:p>
          </table:table-cell>
          <table:table-cell table:formula="of:=CONCATENATE(&quot;{&quot;;&quot;name:&quot;;[.$E$1];[.B26];[.$E$1];&quot;}&quot;;[.$F$1])" office:value-type="string" office:string-value="{name:&quot;Crisps, Nuts &amp; Snacks&quot;}," calcext:value-type="string">
            <text:p>{name:"Crisps, Nuts &amp; Snacks"},</text:p>
          </table:table-cell>
          <table:table-cell table:formula="of:=[.E25]&amp;[.D2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od Cupboard</text:p>
          </table:table-cell>
          <table:table-cell table:style-name="ce6" office:value-type="string" calcext:value-type="string">
            <text:p><text:a xlink:href="https://groceries.asda.com/dept/103087" xlink:type="simple">World Foods</text:a></text:p>
          </table:table-cell>
          <table:table-cell table:style-name="ce9" office:value-type="string" calcext:value-type="string">
            <text:p><text:a xlink:href="https://groceries.asda.com/product/910001347332" xlink:type="simple">Sauerkraut</text:a></text:p>
          </table:table-cell>
          <table:table-cell table:formula="of:=CONCATENATE(&quot;{&quot;;&quot;name:&quot;;[.$E$1];[.B27];[.$E$1];&quot;}&quot;;[.$F$1])" office:value-type="string" office:string-value="{name:&quot;World Foods&quot;}," calcext:value-type="string">
            <text:p>{name:"World Foods"},</text:p>
          </table:table-cell>
          <table:table-cell table:formula="of:=[.E26]&amp;[.D27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548293784" xlink:type="simple">Frozen BBQ</text:a></text:p>
          </table:table-cell>
          <table:table-cell table:style-name="ce2" office:value-type="string" calcext:value-type="string">
            <text:p>Beef Burgers</text:p>
          </table:table-cell>
          <table:table-cell table:formula="of:=CONCATENATE(&quot;{&quot;;&quot;name:&quot;;[.$E$1];[.B28];[.$E$1];&quot;}&quot;;[.$F$1])" office:value-type="string" office:string-value="{name:&quot;Frozen BBQ&quot;}," calcext:value-type="string">
            <text:p>{name:"Frozen BBQ"},</text:p>
          </table:table-cell>
          <table:table-cell table:formula="of:=[.E27]&amp;[.D2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479" xlink:type="simple">Breaded Chicken &amp; Fish</text:a></text:p>
          </table:table-cell>
          <table:table-cell table:style-name="ce2" office:value-type="string" calcext:value-type="string">
            <text:p>Fish Fingers</text:p>
          </table:table-cell>
          <table:table-cell table:formula="of:=CONCATENATE(&quot;{&quot;;&quot;name:&quot;;[.$E$1];[.B29];[.$E$1];&quot;}&quot;;[.$F$1])" office:value-type="string" office:string-value="{name:&quot;Breaded Chicken &amp; Fish&quot;}," calcext:value-type="string">
            <text:p>{name:"Breaded Chicken &amp; Fish"},</text:p>
          </table:table-cell>
          <table:table-cell table:formula="of:=[.E28]&amp;[.D2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12716" xlink:type="simple">Chicken, Meat &amp; Fish</text:a></text:p>
          </table:table-cell>
          <table:table-cell table:style-name="ce2" office:value-type="string" calcext:value-type="string">
            <text:p>Frozen Chicken Wings</text:p>
          </table:table-cell>
          <table:table-cell table:formula="of:=CONCATENATE(&quot;{&quot;;&quot;name:&quot;;[.$E$1];[.B30];[.$E$1];&quot;}&quot;;[.$F$1])" office:value-type="string" office:string-value="{name:&quot;Chicken, Meat &amp; Fish&quot;}," calcext:value-type="string">
            <text:p>{name:"Chicken, Meat &amp; Fish"},</text:p>
          </table:table-cell>
          <table:table-cell table:formula="of:=[.E29]&amp;[.D3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535" xlink:type="simple">Vegetables &amp; Yorkshire Puddings</text:a></text:p>
          </table:table-cell>
          <table:table-cell table:style-name="ce2" office:value-type="string" calcext:value-type="string">
            <text:p>Frozen Peas</text:p>
          </table:table-cell>
          <table:table-cell table:formula="of:=CONCATENATE(&quot;{&quot;;&quot;name:&quot;;[.$E$1];[.B31];[.$E$1];&quot;}&quot;;[.$F$1])" office:value-type="string" office:string-value="{name:&quot;Vegetables &amp; Yorkshire Puddings&quot;}," calcext:value-type="string">
            <text:p>{name:"Vegetables &amp; Yorkshire Puddings"},</text:p>
          </table:table-cell>
          <table:table-cell table:formula="of:=[.E30]&amp;[.D3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522" xlink:type="simple">Chips, Potatoes &amp; Rice</text:a></text:p>
          </table:table-cell>
          <table:table-cell table:style-name="ce2" office:value-type="string" calcext:value-type="string">
            <text:p>Crinkle Cut Chips</text:p>
          </table:table-cell>
          <table:table-cell table:formula="of:=CONCATENATE(&quot;{&quot;;&quot;name:&quot;;[.$E$1];[.B32];[.$E$1];&quot;}&quot;;[.$F$1])" office:value-type="string" office:string-value="{name:&quot;Chips, Potatoes &amp; Rice&quot;}," calcext:value-type="string">
            <text:p>{name:"Chips, Potatoes &amp; Rice"},</text:p>
          </table:table-cell>
          <table:table-cell table:formula="of:=[.E31]&amp;[.D3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559" xlink:type="simple">Pizza, Garlic Bread &amp; Party</text:a></text:p>
          </table:table-cell>
          <table:table-cell table:style-name="ce2" office:value-type="string" calcext:value-type="string">
            <text:p>Chicago Town Pizzas</text:p>
          </table:table-cell>
          <table:table-cell table:formula="of:=CONCATENATE(&quot;{&quot;;&quot;name:&quot;;[.$E$1];[.B33];[.$E$1];&quot;}&quot;;[.$F$1])" office:value-type="string" office:string-value="{name:&quot;Pizza, Garlic Bread &amp; Party&quot;}," calcext:value-type="string">
            <text:p>{name:"Pizza, Garlic Bread &amp; Party"},</text:p>
          </table:table-cell>
          <table:table-cell table:formula="of:=[.E32]&amp;[.D3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571" xlink:type="simple">Pies &amp; Ready Meals</text:a></text:p>
          </table:table-cell>
          <table:table-cell table:style-name="ce2" office:value-type="string" calcext:value-type="string">
            <text:p>Fisherman’s Pie</text:p>
          </table:table-cell>
          <table:table-cell table:formula="of:=CONCATENATE(&quot;{&quot;;&quot;name:&quot;;[.$E$1];[.B34];[.$E$1];&quot;}&quot;;[.$F$1])" office:value-type="string" office:string-value="{name:&quot;Pies &amp; Ready Meals&quot;}," calcext:value-type="string">
            <text:p>{name:"Pies &amp; Ready Meals"},</text:p>
          </table:table-cell>
          <table:table-cell table:formula="of:=[.E33]&amp;[.D3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2411838116" xlink:type="simple">Takeaway</text:a></text:p>
          </table:table-cell>
          <table:table-cell table:style-name="ce9" office:value-type="string" calcext:value-type="string">
            <text:p><text:a xlink:href="https://groceries.asda.com/product/1000140999960" xlink:type="simple">Gyoza Dinner Dumplings</text:a></text:p>
          </table:table-cell>
          <table:table-cell table:formula="of:=CONCATENATE(&quot;{&quot;;&quot;name:&quot;;[.$E$1];[.B35];[.$E$1];&quot;}&quot;;[.$F$1])" office:value-type="string" office:string-value="{name:&quot;Takeaway&quot;}," calcext:value-type="string">
            <text:p>{name:"Takeaway"},</text:p>
          </table:table-cell>
          <table:table-cell table:formula="of:=[.E34]&amp;[.D3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589" xlink:type="simple">Vegetarian &amp; Free From</text:a></text:p>
          </table:table-cell>
          <table:table-cell table:style-name="ce2" office:value-type="string" calcext:value-type="string">
            <text:p>Quorn Mince</text:p>
          </table:table-cell>
          <table:table-cell table:formula="of:=CONCATENATE(&quot;{&quot;;&quot;name:&quot;;[.$E$1];[.B36];[.$E$1];&quot;}&quot;;[.$F$1])" office:value-type="string" office:string-value="{name:&quot;Vegetarian &amp; Free From&quot;}," calcext:value-type="string">
            <text:p>{name:"Vegetarian &amp; Free From"},</text:p>
          </table:table-cell>
          <table:table-cell table:formula="of:=[.E35]&amp;[.D3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549" xlink:type="simple">Ice Cream Parlour</text:a></text:p>
          </table:table-cell>
          <table:table-cell table:style-name="ce9" office:value-type="string" calcext:value-type="string">
            <text:p><text:a xlink:href="https://groceries.asda.com/product/1000189263323" xlink:type="simple">Chocolate Fudge Brownie Ice Cream</text:a></text:p>
          </table:table-cell>
          <table:table-cell table:formula="of:=CONCATENATE(&quot;{&quot;;&quot;name:&quot;;[.$E$1];[.B37];[.$E$1];&quot;}&quot;;[.$F$1])" office:value-type="string" office:string-value="{name:&quot;Ice Cream Parlour&quot;}," calcext:value-type="string">
            <text:p>{name:"Ice Cream Parlour"},</text:p>
          </table:table-cell>
          <table:table-cell table:formula="of:=[.E36]&amp;[.D37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505" xlink:type="simple">Desserts, Fruit &amp; Pastry</text:a></text:p>
          </table:table-cell>
          <table:table-cell table:style-name="ce2" office:value-type="string" calcext:value-type="string">
            <text:p>Strawberry Cheesecake</text:p>
          </table:table-cell>
          <table:table-cell table:formula="of:=CONCATENATE(&quot;{&quot;;&quot;name:&quot;;[.$E$1];[.B38];[.$E$1];&quot;}&quot;;[.$F$1])" office:value-type="string" office:string-value="{name:&quot;Desserts, Fruit &amp; Pastry&quot;}," calcext:value-type="string">
            <text:p>{name:"Desserts, Fruit &amp; Pastry"},</text:p>
          </table:table-cell>
          <table:table-cell table:formula="of:=[.E37]&amp;[.D3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rozen Food</text:p>
          </table:table-cell>
          <table:table-cell table:style-name="ce6" office:value-type="string" calcext:value-type="string">
            <text:p><text:a xlink:href="https://groceries.asda.com/dept/103595" xlink:type="simple">Frozen World Foods</text:a></text:p>
          </table:table-cell>
          <table:table-cell table:style-name="ce2" office:value-type="string" calcext:value-type="string">
            <text:p>Chicken Samosas</text:p>
          </table:table-cell>
          <table:table-cell table:formula="of:=CONCATENATE(&quot;{&quot;;&quot;name:&quot;;[.$E$1];[.B39];[.$E$1];&quot;}&quot;;[.$F$1])" office:value-type="string" office:string-value="{name:&quot;Frozen World Foods&quot;}," calcext:value-type="string">
            <text:p>{name:"Frozen World Foods"},</text:p>
          </table:table-cell>
          <table:table-cell table:formula="of:=[.E38]&amp;[.D3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Vegan &amp; Free From</text:p>
          </table:table-cell>
          <table:table-cell table:style-name="ce6" office:value-type="string" calcext:value-type="string">
            <text:p><text:a xlink:href="https://groceries.asda.com/dept/1148330387" xlink:type="simple">Vegan Food &amp; Drink</text:a></text:p>
          </table:table-cell>
          <table:table-cell table:style-name="ce2" office:value-type="string" calcext:value-type="string">
            <text:p>Tofu</text:p>
          </table:table-cell>
          <table:table-cell table:formula="of:=CONCATENATE(&quot;{&quot;;&quot;name:&quot;;[.$E$1];[.B40];[.$E$1];&quot;}&quot;;[.$F$1])" office:value-type="string" office:string-value="{name:&quot;Vegan Food &amp; Drink&quot;}," calcext:value-type="string">
            <text:p>{name:"Vegan Food &amp; Drink"},</text:p>
          </table:table-cell>
          <table:table-cell table:formula="of:=[.E39]&amp;[.D4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Vegan &amp; Free From</text:p>
          </table:table-cell>
          <table:table-cell table:style-name="ce6" office:value-type="string" calcext:value-type="string">
            <text:p><text:a xlink:href="https://groceries.asda.com/dept/2221835716" xlink:type="simple">Gluten Free Food &amp; Drink</text:a></text:p>
          </table:table-cell>
          <table:table-cell table:style-name="ce9" office:value-type="string" calcext:value-type="string">
            <text:p><text:a xlink:href="https://groceries.asda.com/product/1000017270363" xlink:type="simple">Gluten Free Multiseed Loaf</text:a></text:p>
          </table:table-cell>
          <table:table-cell table:formula="of:=CONCATENATE(&quot;{&quot;;&quot;name:&quot;;[.$E$1];[.B41];[.$E$1];&quot;}&quot;;[.$F$1])" office:value-type="string" office:string-value="{name:&quot;Gluten Free Food &amp; Drink&quot;}," calcext:value-type="string">
            <text:p>{name:"Gluten Free Food &amp; Drink"},</text:p>
          </table:table-cell>
          <table:table-cell table:formula="of:=[.E40]&amp;[.D4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Vegan &amp; Free From</text:p>
          </table:table-cell>
          <table:table-cell table:style-name="ce6" office:value-type="string" calcext:value-type="string">
            <text:p><text:a xlink:href="https://groceries.asda.com/dept/3398035894" xlink:type="simple">Dairy Free Food &amp; Drink</text:a></text:p>
          </table:table-cell>
          <table:table-cell table:style-name="ce9" office:value-type="string" calcext:value-type="string">
            <text:p><text:a xlink:href="https://groceries.asda.com/product/910000400949" xlink:type="simple">Free From Choc Bar</text:a></text:p>
          </table:table-cell>
          <table:table-cell table:formula="of:=CONCATENATE(&quot;{&quot;;&quot;name:&quot;;[.$E$1];[.B42];[.$E$1];&quot;}&quot;;[.$F$1])" office:value-type="string" office:string-value="{name:&quot;Dairy Free Food &amp; Drink&quot;}," calcext:value-type="string">
            <text:p>{name:"Dairy Free Food &amp; Drink"},</text:p>
          </table:table-cell>
          <table:table-cell table:formula="of:=[.E41]&amp;[.D4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Vegan &amp; Free From</text:p>
          </table:table-cell>
          <table:table-cell table:style-name="ce6" office:value-type="string" calcext:value-type="string">
            <text:p><text:a xlink:href="https://groceries.asda.com/dept/2138342430" xlink:type="simple">Lactose Free Food &amp; Drink</text:a></text:p>
          </table:table-cell>
          <table:table-cell table:style-name="ce9" office:value-type="string" calcext:value-type="string">
            <text:p><text:a xlink:href="https://groceries.asda.com/product/1000020841071" xlink:type="simple">Cheese Alternative</text:a></text:p>
          </table:table-cell>
          <table:table-cell table:formula="of:=CONCATENATE(&quot;{&quot;;&quot;name:&quot;;[.$E$1];[.B43];[.$E$1];&quot;}&quot;;[.$F$1])" office:value-type="string" office:string-value="{name:&quot;Lactose Free Food &amp; Drink&quot;}," calcext:value-type="string">
            <text:p>{name:"Lactose Free Food &amp; Drink"},</text:p>
          </table:table-cell>
          <table:table-cell table:formula="of:=[.E42]&amp;[.D4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Vegan &amp; Free From</text:p>
          </table:table-cell>
          <table:table-cell table:style-name="ce6" office:value-type="string" calcext:value-type="string">
            <text:p><text:a xlink:href="https://groceries.asda.com/dept/3328645141" xlink:type="simple">Milk Free Food &amp; Drink</text:a></text:p>
          </table:table-cell>
          <table:table-cell table:style-name="ce9" office:value-type="string" calcext:value-type="string">
            <text:p><text:a xlink:href="https://groceries.asda.com/product/72926961" xlink:type="simple">Oat Drink</text:a></text:p>
          </table:table-cell>
          <table:table-cell table:formula="of:=CONCATENATE(&quot;{&quot;;&quot;name:&quot;;[.$E$1];[.B44];[.$E$1];&quot;}&quot;;[.$F$1])" office:value-type="string" office:string-value="{name:&quot;Milk Free Food &amp; Drink&quot;}," calcext:value-type="string">
            <text:p>{name:"Milk Free Food &amp; Drink"},</text:p>
          </table:table-cell>
          <table:table-cell table:formula="of:=[.E43]&amp;[.D4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Vegan &amp; Free From</text:p>
          </table:table-cell>
          <table:table-cell table:style-name="ce6" office:value-type="string" calcext:value-type="string">
            <text:p><text:a xlink:href="https://groceries.asda.com/dept/818833544" xlink:type="simple">Egg Free Food &amp; Drink</text:a></text:p>
          </table:table-cell>
          <table:table-cell table:style-name="ce2"/>
          <table:table-cell table:formula="of:=CONCATENATE(&quot;{&quot;;&quot;name:&quot;;[.$E$1];[.B45];[.$E$1];&quot;}&quot;;[.$F$1])" office:value-type="string" office:string-value="{name:&quot;Egg Free Food &amp; Drink&quot;}," calcext:value-type="string">
            <text:p>{name:"Egg Free Food &amp; Drink"},</text:p>
          </table:table-cell>
          <table:table-cell table:formula="of:=[.E44]&amp;[.D4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Vegan &amp; Free From</text:p>
          </table:table-cell>
          <table:table-cell table:style-name="ce6" office:value-type="string" calcext:value-type="string">
            <text:p><text:a xlink:href="https://groceries.asda.com/dept/697435391" xlink:type="simple">Soya Free Food &amp; Drin</text:a></text:p>
          </table:table-cell>
          <table:table-cell table:style-name="ce2"/>
          <table:table-cell table:formula="of:=CONCATENATE(&quot;{&quot;;&quot;name:&quot;;[.$E$1];[.B46];[.$E$1];&quot;}&quot;;[.$F$1])" office:value-type="string" office:string-value="{name:&quot;Soya Free Food &amp; Drin&quot;}," calcext:value-type="string">
            <text:p>{name:"Soya Free Food &amp; Drin"},</text:p>
          </table:table-cell>
          <table:table-cell table:formula="of:=[.E45]&amp;[.D4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rinks</text:p>
          </table:table-cell>
          <table:table-cell table:style-name="ce6" office:value-type="string" calcext:value-type="string">
            <text:p><text:a xlink:href="https://groceries.asda.com/dept/102437" xlink:type="simple">Soft Drinks, Juice &amp; Water</text:a></text:p>
          </table:table-cell>
          <table:table-cell table:style-name="ce2" office:value-type="string" calcext:value-type="string">
            <text:p>Diet Coke</text:p>
          </table:table-cell>
          <table:table-cell table:formula="of:=CONCATENATE(&quot;{&quot;;&quot;name:&quot;;[.$E$1];[.B47];[.$E$1];&quot;}&quot;;[.$F$1])" office:value-type="string" office:string-value="{name:&quot;Soft Drinks, Juice &amp; Water&quot;}," calcext:value-type="string">
            <text:p>{name:"Soft Drinks, Juice &amp; Water"},</text:p>
          </table:table-cell>
          <table:table-cell table:formula="of:=[.E46]&amp;[.D47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rinks</text:p>
          </table:table-cell>
          <table:table-cell table:style-name="ce6" office:value-type="string" calcext:value-type="string">
            <text:p><text:a xlink:href="https://groceries.asda.com/dept/102509" xlink:type="simple">Beer, Cider &amp; Ales</text:a></text:p>
          </table:table-cell>
          <table:table-cell table:style-name="ce2" office:value-type="string" calcext:value-type="string">
            <text:p>Brooklyn Lager</text:p>
          </table:table-cell>
          <table:table-cell table:formula="of:=CONCATENATE(&quot;{&quot;;&quot;name:&quot;;[.$E$1];[.B48];[.$E$1];&quot;}&quot;;[.$F$1])" office:value-type="string" office:string-value="{name:&quot;Beer, Cider &amp; Ales&quot;}," calcext:value-type="string">
            <text:p>{name:"Beer, Cider &amp; Ales"},</text:p>
          </table:table-cell>
          <table:table-cell table:formula="of:=[.E47]&amp;[.D4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rinks</text:p>
          </table:table-cell>
          <table:table-cell table:style-name="ce6" office:value-type="string" calcext:value-type="string">
            <text:p><text:a xlink:href="https://groceries.asda.com/dept/102571" xlink:type="simple">Spirits &amp; Ready To Drink</text:a></text:p>
          </table:table-cell>
          <table:table-cell table:style-name="ce2" office:value-type="string" calcext:value-type="string">
            <text:p>Laphroig</text:p>
          </table:table-cell>
          <table:table-cell table:formula="of:=CONCATENATE(&quot;{&quot;;&quot;name:&quot;;[.$E$1];[.B49];[.$E$1];&quot;}&quot;;[.$F$1])" office:value-type="string" office:string-value="{name:&quot;Spirits &amp; Ready To Drink&quot;}," calcext:value-type="string">
            <text:p>{name:"Spirits &amp; Ready To Drink"},</text:p>
          </table:table-cell>
          <table:table-cell table:formula="of:=[.E48]&amp;[.D4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rinks</text:p>
          </table:table-cell>
          <table:table-cell table:style-name="ce6" office:value-type="string" calcext:value-type="string">
            <text:p><text:a xlink:href="https://groceries.asda.com/dept/102523" xlink:type="simple">Wine, Prosecco &amp; Champagne</text:a></text:p>
          </table:table-cell>
          <table:table-cell table:style-name="ce9" office:value-type="string" calcext:value-type="string">
            <text:p><text:a xlink:href="https://groceries.asda.com/product/1089582" xlink:type="simple">Yellow Tail Shiraz</text:a></text:p>
          </table:table-cell>
          <table:table-cell table:formula="of:=CONCATENATE(&quot;{&quot;;&quot;name:&quot;;[.$E$1];[.B50];[.$E$1];&quot;}&quot;;[.$F$1])" office:value-type="string" office:string-value="{name:&quot;Wine, Prosecco &amp; Champagne&quot;}," calcext:value-type="string">
            <text:p>{name:"Wine, Prosecco &amp; Champagne"},</text:p>
          </table:table-cell>
          <table:table-cell table:formula="of:=[.E49]&amp;[.D5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rinks</text:p>
          </table:table-cell>
          <table:table-cell table:style-name="ce6" office:value-type="string" calcext:value-type="string">
            <text:p><text:a xlink:href="https://groceries.asda.com/dept/3039943720" xlink:type="simple">Coffee, Tea &amp; Hot Chocolate</text:a></text:p>
          </table:table-cell>
          <table:table-cell table:style-name="ce2" office:value-type="string" calcext:value-type="string">
            <text:p>Ovaltine</text:p>
          </table:table-cell>
          <table:table-cell table:formula="of:=CONCATENATE(&quot;{&quot;;&quot;name:&quot;;[.$E$1];[.B51];[.$E$1];&quot;}&quot;;[.$F$1])" office:value-type="string" office:string-value="{name:&quot;Coffee, Tea &amp; Hot Chocolate&quot;}," calcext:value-type="string">
            <text:p>{name:"Coffee, Tea &amp; Hot Chocolate"},</text:p>
          </table:table-cell>
          <table:table-cell table:formula="of:=[.E50]&amp;[.D5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rinks</text:p>
          </table:table-cell>
          <table:table-cell table:style-name="ce6" office:value-type="string" calcext:value-type="string">
            <text:p><text:a xlink:href="https://groceries.asda.com/dept/106393" xlink:type="simple">Chilled Juice &amp; Milk Drinks</text:a></text:p>
          </table:table-cell>
          <table:table-cell table:style-name="ce2" office:value-type="string" calcext:value-type="string">
            <text:p>Cocanut Water</text:p>
          </table:table-cell>
          <table:table-cell table:formula="of:=CONCATENATE(&quot;{&quot;;&quot;name:&quot;;[.$E$1];[.B52];[.$E$1];&quot;}&quot;;[.$F$1])" office:value-type="string" office:string-value="{name:&quot;Chilled Juice &amp; Milk Drinks&quot;}," calcext:value-type="string">
            <text:p>{name:"Chilled Juice &amp; Milk Drinks"},</text:p>
          </table:table-cell>
          <table:table-cell table:formula="of:=[.E51]&amp;[.D5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rinks</text:p>
          </table:table-cell>
          <table:table-cell table:style-name="ce6" office:value-type="string" calcext:value-type="string">
            <text:p><text:a xlink:href="https://groceries.asda.com/dept/2901067760" xlink:type="simple">No &amp; Low Alcohol</text:a></text:p>
          </table:table-cell>
          <table:table-cell table:style-name="ce9" office:value-type="string" calcext:value-type="string">
            <text:p><text:a xlink:href="https://groceries.asda.com/product/1000071585206" xlink:type="simple">Brewdog Nanny State </text:a></text:p>
          </table:table-cell>
          <table:table-cell table:formula="of:=CONCATENATE(&quot;{&quot;;&quot;name:&quot;;[.$E$1];[.B53];[.$E$1];&quot;}&quot;;[.$F$1])" office:value-type="string" office:string-value="{name:&quot;No &amp; Low Alcohol&quot;}," calcext:value-type="string">
            <text:p>{name:"No &amp; Low Alcohol"},</text:p>
          </table:table-cell>
          <table:table-cell table:formula="of:=[.E52]&amp;[.D5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3728" xlink:type="simple">Hair Care</text:a></text:p>
          </table:table-cell>
          <table:table-cell table:style-name="ce2"/>
          <table:table-cell table:formula="of:=CONCATENATE(&quot;{&quot;;&quot;name:&quot;;[.$E$1];[.B54];[.$E$1];&quot;}&quot;;[.$F$1])" office:value-type="string" office:string-value="{name:&quot;Hair Care&quot;}," calcext:value-type="string">
            <text:p>{name:"Hair Care"},</text:p>
          </table:table-cell>
          <table:table-cell table:formula="of:=[.E53]&amp;[.D5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3687" xlink:type="simple">Bath, Shower &amp; Soap</text:a></text:p>
          </table:table-cell>
          <table:table-cell table:style-name="ce2"/>
          <table:table-cell table:formula="of:=CONCATENATE(&quot;{&quot;;&quot;name:&quot;;[.$E$1];[.B55];[.$E$1];&quot;}&quot;;[.$F$1])" office:value-type="string" office:string-value="{name:&quot;Bath, Shower &amp; Soap&quot;}," calcext:value-type="string">
            <text:p>{name:"Bath, Shower &amp; Soap"},</text:p>
          </table:table-cell>
          <table:table-cell table:formula="of:=[.E54]&amp;[.D5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3699" xlink:type="simple">Dental Care</text:a></text:p>
          </table:table-cell>
          <table:table-cell table:style-name="ce2"/>
          <table:table-cell table:formula="of:=CONCATENATE(&quot;{&quot;;&quot;name:&quot;;[.$E$1];[.B56];[.$E$1];&quot;}&quot;;[.$F$1])" office:value-type="string" office:string-value="{name:&quot;Dental Care&quot;}," calcext:value-type="string">
            <text:p>{name:"Dental Care"},</text:p>
          </table:table-cell>
          <table:table-cell table:formula="of:=[.E55]&amp;[.D5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3782" xlink:type="simple">Face &amp; Body Skincare</text:a></text:p>
          </table:table-cell>
          <table:table-cell table:style-name="ce2"/>
          <table:table-cell table:formula="of:=CONCATENATE(&quot;{&quot;;&quot;name:&quot;;[.$E$1];[.B57];[.$E$1];&quot;}&quot;;[.$F$1])" office:value-type="string" office:string-value="{name:&quot;Face &amp; Body Skincare&quot;}," calcext:value-type="string">
            <text:p>{name:"Face &amp; Body Skincare"},</text:p>
          </table:table-cell>
          <table:table-cell table:formula="of:=[.E56]&amp;[.D57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3662" xlink:type="simple">Women's Toiletries</text:a></text:p>
          </table:table-cell>
          <table:table-cell table:style-name="ce2"/>
          <table:table-cell table:formula="of:=CONCATENATE(&quot;{&quot;;&quot;name:&quot;;[.$E$1];[.B58];[.$E$1];&quot;}&quot;;[.$F$1])" office:value-type="string" office:string-value="{name:&quot;Women's Toiletries&quot;}," calcext:value-type="string">
            <text:p>{name:"Women's Toiletries"},</text:p>
          </table:table-cell>
          <table:table-cell table:formula="of:=[.E57]&amp;[.D5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3640" xlink:type="simple">Men's Toiletries</text:a></text:p>
          </table:table-cell>
          <table:table-cell table:style-name="ce2"/>
          <table:table-cell table:formula="of:=CONCATENATE(&quot;{&quot;;&quot;name:&quot;;[.$E$1];[.B59];[.$E$1];&quot;}&quot;;[.$F$1])" office:value-type="string" office:string-value="{name:&quot;Men's Toiletries&quot;}," calcext:value-type="string">
            <text:p>{name:"Men's Toiletries"},</text:p>
          </table:table-cell>
          <table:table-cell table:formula="of:=[.E58]&amp;[.D5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2223830581" xlink:type="simple">Gifting &amp; Fragrance</text:a></text:p>
          </table:table-cell>
          <table:table-cell table:style-name="ce2"/>
          <table:table-cell table:formula="of:=CONCATENATE(&quot;{&quot;;&quot;name:&quot;;[.$E$1];[.B60];[.$E$1];&quot;}&quot;;[.$F$1])" office:value-type="string" office:string-value="{name:&quot;Gifting &amp; Fragrance&quot;}," calcext:value-type="string">
            <text:p>{name:"Gifting &amp; Fragrance"},</text:p>
          </table:table-cell>
          <table:table-cell table:formula="of:=[.E59]&amp;[.D6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3606" xlink:type="simple">Make Up &amp; Nails</text:a></text:p>
          </table:table-cell>
          <table:table-cell table:style-name="ce2"/>
          <table:table-cell table:formula="of:=CONCATENATE(&quot;{&quot;;&quot;name:&quot;;[.$E$1];[.B61];[.$E$1];&quot;}&quot;;[.$F$1])" office:value-type="string" office:string-value="{name:&quot;Make Up &amp; Nails&quot;}," calcext:value-type="string">
            <text:p>{name:"Make Up &amp; Nails"},</text:p>
          </table:table-cell>
          <table:table-cell table:formula="of:=[.E60]&amp;[.D6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6433" xlink:type="simple">Health &amp; Medicines</text:a></text:p>
          </table:table-cell>
          <table:table-cell table:style-name="ce2"/>
          <table:table-cell table:formula="of:=CONCATENATE(&quot;{&quot;;&quot;name:&quot;;[.$E$1];[.B62];[.$E$1];&quot;}&quot;;[.$F$1])" office:value-type="string" office:string-value="{name:&quot;Health &amp; Medicines&quot;}," calcext:value-type="string">
            <text:p>{name:"Health &amp; Medicines"},</text:p>
          </table:table-cell>
          <table:table-cell table:formula="of:=[.E61]&amp;[.D6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ealth &amp; Beauty</text:p>
          </table:table-cell>
          <table:table-cell table:style-name="ce6" office:value-type="string" calcext:value-type="string">
            <text:p><text:a xlink:href="https://groceries.asda.com/dept/103811" xlink:type="simple">Sun Care &amp; Travel</text:a></text:p>
          </table:table-cell>
          <table:table-cell table:style-name="ce2"/>
          <table:table-cell table:formula="of:=CONCATENATE(&quot;{&quot;;&quot;name:&quot;;[.$E$1];[.B63];[.$E$1];&quot;}&quot;;[.$F$1])" office:value-type="string" office:string-value="{name:&quot;Sun Care &amp; Travel&quot;}," calcext:value-type="string">
            <text:p>{name:"Sun Care &amp; Travel"},</text:p>
          </table:table-cell>
          <table:table-cell table:formula="of:=[.E62]&amp;[.D6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aundry &amp; Household</text:p>
          </table:table-cell>
          <table:table-cell table:style-name="ce6" office:value-type="string" calcext:value-type="string">
            <text:p><text:a xlink:href="https://groceries.asda.com/dept/111846" xlink:type="simple">Laundry</text:a></text:p>
          </table:table-cell>
          <table:table-cell table:style-name="ce2"/>
          <table:table-cell table:formula="of:=CONCATENATE(&quot;{&quot;;&quot;name:&quot;;[.$E$1];[.B64];[.$E$1];&quot;}&quot;;[.$F$1])" office:value-type="string" office:string-value="{name:&quot;Laundry&quot;}," calcext:value-type="string">
            <text:p>{name:"Laundry"},</text:p>
          </table:table-cell>
          <table:table-cell table:formula="of:=[.E63]&amp;[.D6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aundry &amp; Household</text:p>
          </table:table-cell>
          <table:table-cell table:style-name="ce6" office:value-type="string" calcext:value-type="string">
            <text:p><text:a xlink:href="https://groceries.asda.com/dept/111837" xlink:type="simple">Household</text:a></text:p>
          </table:table-cell>
          <table:table-cell table:style-name="ce2"/>
          <table:table-cell table:formula="of:=CONCATENATE(&quot;{&quot;;&quot;name:&quot;;[.$E$1];[.B65];[.$E$1];&quot;}&quot;;[.$F$1])" office:value-type="string" office:string-value="{name:&quot;Household&quot;}," calcext:value-type="string">
            <text:p>{name:"Household"},</text:p>
          </table:table-cell>
          <table:table-cell table:formula="of:=[.E64]&amp;[.D6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aundry &amp; Household</text:p>
          </table:table-cell>
          <table:table-cell table:style-name="ce6" office:value-type="string" calcext:value-type="string">
            <text:p><text:a xlink:href="https://groceries.asda.com/dept/111842" xlink:type="simple">Toilet Roll, Kitchen Roll &amp; Tissues</text:a></text:p>
          </table:table-cell>
          <table:table-cell table:style-name="ce2"/>
          <table:table-cell table:formula="of:=CONCATENATE(&quot;{&quot;;&quot;name:&quot;;[.$E$1];[.B66];[.$E$1];&quot;}&quot;;[.$F$1])" office:value-type="string" office:string-value="{name:&quot;Toilet Roll, Kitchen Roll &amp; Tissues&quot;}," calcext:value-type="string">
            <text:p>{name:"Toilet Roll, Kitchen Roll &amp; Tissues"},</text:p>
          </table:table-cell>
          <table:table-cell table:formula="of:=[.E65]&amp;[.D6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aundry &amp; Household</text:p>
          </table:table-cell>
          <table:table-cell table:style-name="ce6" office:value-type="string" calcext:value-type="string">
            <text:p><text:a xlink:href="https://groceries.asda.com/dept/3418955300" xlink:type="simple">Air Fresheners &amp; Home Fragrance</text:a></text:p>
          </table:table-cell>
          <table:table-cell table:style-name="ce2"/>
          <table:table-cell table:formula="of:=CONCATENATE(&quot;{&quot;;&quot;name:&quot;;[.$E$1];[.B67];[.$E$1];&quot;}&quot;;[.$F$1])" office:value-type="string" office:string-value="{name:&quot;Air Fresheners &amp; Home Fragrance&quot;}," calcext:value-type="string">
            <text:p>{name:"Air Fresheners &amp; Home Fragrance"},</text:p>
          </table:table-cell>
          <table:table-cell table:formula="of:=[.E66]&amp;[.D67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aundry &amp; Household</text:p>
          </table:table-cell>
          <table:table-cell table:style-name="ce6" office:value-type="string" calcext:value-type="string">
            <text:p><text:a xlink:href="https://groceries.asda.com/dept/2442216320" xlink:type="simple">Eco-Friendly &amp; Refills</text:a></text:p>
          </table:table-cell>
          <table:table-cell table:style-name="ce2"/>
          <table:table-cell table:formula="of:=CONCATENATE(&quot;{&quot;;&quot;name:&quot;;[.$E$1];[.B68];[.$E$1];&quot;}&quot;;[.$F$1])" office:value-type="string" office:string-value="{name:&quot;Eco-Friendly &amp; Refills&quot;}," calcext:value-type="string">
            <text:p>{name:"Eco-Friendly &amp; Refills"},</text:p>
          </table:table-cell>
          <table:table-cell table:formula="of:=[.E67]&amp;[.D6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aundry &amp; Household</text:p>
          </table:table-cell>
          <table:table-cell table:style-name="ce6" office:value-type="string" calcext:value-type="string">
            <text:p><text:a xlink:href="https://groceries.asda.com/dept/104199" xlink:type="simple">Light Bulbs &amp; Batteries</text:a></text:p>
          </table:table-cell>
          <table:table-cell table:style-name="ce2"/>
          <table:table-cell table:formula="of:=CONCATENATE(&quot;{&quot;;&quot;name:&quot;;[.$E$1];[.B69];[.$E$1];&quot;}&quot;;[.$F$1])" office:value-type="string" office:string-value="{name:&quot;Light Bulbs &amp; Batteries&quot;}," calcext:value-type="string">
            <text:p>{name:"Light Bulbs &amp; Batteries"},</text:p>
          </table:table-cell>
          <table:table-cell table:formula="of:=[.E68]&amp;[.D6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aundry &amp; Household</text:p>
          </table:table-cell>
          <table:table-cell table:style-name="ce6" office:value-type="string" calcext:value-type="string">
            <text:p><text:a xlink:href="https://groceries.asda.com/dept/104232" xlink:type="simple">Hardware, Painting &amp; DIY</text:a></text:p>
          </table:table-cell>
          <table:table-cell table:style-name="ce2"/>
          <table:table-cell table:formula="of:=CONCATENATE(&quot;{&quot;;&quot;name:&quot;;[.$E$1];[.B70];[.$E$1];&quot;}&quot;;[.$F$1])" office:value-type="string" office:string-value="{name:&quot;Hardware, Painting &amp; DIY&quot;}," calcext:value-type="string">
            <text:p>{name:"Hardware, Painting &amp; DIY"},</text:p>
          </table:table-cell>
          <table:table-cell table:formula="of:=[.E69]&amp;[.D7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aundry &amp; Household</text:p>
          </table:table-cell>
          <table:table-cell table:style-name="ce6" office:value-type="string" calcext:value-type="string">
            <text:p><text:a xlink:href="https://groceries.asda.com/dept/104220" xlink:type="simple">Car Care</text:a></text:p>
          </table:table-cell>
          <table:table-cell table:style-name="ce2"/>
          <table:table-cell table:formula="of:=CONCATENATE(&quot;{&quot;;&quot;name:&quot;;[.$E$1];[.B71];[.$E$1];&quot;}&quot;;[.$F$1])" office:value-type="string" office:string-value="{name:&quot;Car Care&quot;}," calcext:value-type="string">
            <text:p>{name:"Car Care"},</text:p>
          </table:table-cell>
          <table:table-cell table:formula="of:=[.E70]&amp;[.D7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ets</text:p>
          </table:table-cell>
          <table:table-cell table:style-name="ce6" office:value-type="string" calcext:value-type="string">
            <text:p><text:a xlink:href="https://groceries.asda.com/dept/4085872187" xlink:type="simple">Cat &amp; Kitten</text:a></text:p>
          </table:table-cell>
          <table:table-cell table:style-name="ce2"/>
          <table:table-cell table:formula="of:=CONCATENATE(&quot;{&quot;;&quot;name:&quot;;[.$E$1];[.B72];[.$E$1];&quot;}&quot;;[.$F$1])" office:value-type="string" office:string-value="{name:&quot;Cat &amp; Kitten&quot;}," calcext:value-type="string">
            <text:p>{name:"Cat &amp; Kitten"},</text:p>
          </table:table-cell>
          <table:table-cell table:formula="of:=[.E71]&amp;[.D7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ets</text:p>
          </table:table-cell>
          <table:table-cell table:style-name="ce6" office:value-type="string" calcext:value-type="string">
            <text:p><text:a xlink:href="https://groceries.asda.com/dept/2886950083" xlink:type="simple">Dog &amp; Puppy</text:a></text:p>
          </table:table-cell>
          <table:table-cell table:style-name="ce2"/>
          <table:table-cell table:formula="of:=CONCATENATE(&quot;{&quot;;&quot;name:&quot;;[.$E$1];[.B73];[.$E$1];&quot;}&quot;;[.$F$1])" office:value-type="string" office:string-value="{name:&quot;Dog &amp; Puppy&quot;}," calcext:value-type="string">
            <text:p>{name:"Dog &amp; Puppy"},</text:p>
          </table:table-cell>
          <table:table-cell table:formula="of:=[.E72]&amp;[.D7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ets</text:p>
          </table:table-cell>
          <table:table-cell table:style-name="ce6" office:value-type="string" calcext:value-type="string">
            <text:p><text:a xlink:href="https://groceries.asda.com/dept/111600" xlink:type="simple">Small Pets, Fish &amp; Bird</text:a></text:p>
          </table:table-cell>
          <table:table-cell table:style-name="ce2"/>
          <table:table-cell table:formula="of:=CONCATENATE(&quot;{&quot;;&quot;name:&quot;;[.$E$1];[.B74];[.$E$1];&quot;}&quot;;[.$F$1])" office:value-type="string" office:string-value="{name:&quot;Small Pets, Fish &amp; Bird&quot;}," calcext:value-type="string">
            <text:p>{name:"Small Pets, Fish &amp; Bird"},</text:p>
          </table:table-cell>
          <table:table-cell table:formula="of:=[.E73]&amp;[.D7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2552161815" xlink:type="simple">Baby Event</text:a></text:p>
          </table:table-cell>
          <table:table-cell table:style-name="ce2"/>
          <table:table-cell table:formula="of:=CONCATENATE(&quot;{&quot;;&quot;name:&quot;;[.$E$1];[.B75];[.$E$1];&quot;}&quot;;[.$F$1])" office:value-type="string" office:string-value="{name:&quot;Baby Event&quot;}," calcext:value-type="string">
            <text:p>{name:"Baby Event"},</text:p>
          </table:table-cell>
          <table:table-cell table:formula="of:=[.E74]&amp;[.D7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102324" xlink:type="simple">Baby Nappies</text:a></text:p>
          </table:table-cell>
          <table:table-cell table:style-name="ce2"/>
          <table:table-cell table:formula="of:=CONCATENATE(&quot;{&quot;;&quot;name:&quot;;[.$E$1];[.B76];[.$E$1];&quot;}&quot;;[.$F$1])" office:value-type="string" office:string-value="{name:&quot;Baby Nappies&quot;}," calcext:value-type="string">
            <text:p>{name:"Baby Nappies"},</text:p>
          </table:table-cell>
          <table:table-cell table:formula="of:=[.E75]&amp;[.D7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113251" xlink:type="simple">Baby Wipes</text:a></text:p>
          </table:table-cell>
          <table:table-cell table:style-name="ce2"/>
          <table:table-cell table:formula="of:=CONCATENATE(&quot;{&quot;;&quot;name:&quot;;[.$E$1];[.B77];[.$E$1];&quot;}&quot;;[.$F$1])" office:value-type="string" office:string-value="{name:&quot;Baby Wipes&quot;}," calcext:value-type="string">
            <text:p>{name:"Baby Wipes"},</text:p>
          </table:table-cell>
          <table:table-cell table:formula="of:=[.E76]&amp;[.D77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102358" xlink:type="simple">Baby &amp; Toddler Milk</text:a></text:p>
          </table:table-cell>
          <table:table-cell table:style-name="ce2"/>
          <table:table-cell table:formula="of:=CONCATENATE(&quot;{&quot;;&quot;name:&quot;;[.$E$1];[.B78];[.$E$1];&quot;}&quot;;[.$F$1])" office:value-type="string" office:string-value="{name:&quot;Baby &amp; Toddler Milk&quot;}," calcext:value-type="string">
            <text:p>{name:"Baby &amp; Toddler Milk"},</text:p>
          </table:table-cell>
          <table:table-cell table:formula="of:=[.E77]&amp;[.D7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102281" xlink:type="simple">Baby &amp; Toddler Food</text:a></text:p>
          </table:table-cell>
          <table:table-cell table:style-name="ce2"/>
          <table:table-cell table:formula="of:=CONCATENATE(&quot;{&quot;;&quot;name:&quot;;[.$E$1];[.B79];[.$E$1];&quot;}&quot;;[.$F$1])" office:value-type="string" office:string-value="{name:&quot;Baby &amp; Toddler Food&quot;}," calcext:value-type="string">
            <text:p>{name:"Baby &amp; Toddler Food"},</text:p>
          </table:table-cell>
          <table:table-cell table:formula="of:=[.E78]&amp;[.D7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983117007" xlink:type="simple">Newborn</text:a></text:p>
          </table:table-cell>
          <table:table-cell table:style-name="ce2"/>
          <table:table-cell table:formula="of:=CONCATENATE(&quot;{&quot;;&quot;name:&quot;;[.$E$1];[.B80];[.$E$1];&quot;}&quot;;[.$F$1])" office:value-type="string" office:string-value="{name:&quot;Newborn&quot;}," calcext:value-type="string">
            <text:p>{name:"Newborn"},</text:p>
          </table:table-cell>
          <table:table-cell table:formula="of:=[.E79]&amp;[.D8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102370" xlink:type="simple">Baby Toiletries &amp; Healthcare</text:a></text:p>
          </table:table-cell>
          <table:table-cell table:style-name="ce2"/>
          <table:table-cell table:formula="of:=CONCATENATE(&quot;{&quot;;&quot;name:&quot;;[.$E$1];[.B81];[.$E$1];&quot;}&quot;;[.$F$1])" office:value-type="string" office:string-value="{name:&quot;Baby Toiletries &amp; Healthcare&quot;}," calcext:value-type="string">
            <text:p>{name:"Baby Toiletries &amp; Healthcare"},</text:p>
          </table:table-cell>
          <table:table-cell table:formula="of:=[.E80]&amp;[.D8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102338" xlink:type="simple">Baby Accessories &amp; Nursery</text:a></text:p>
          </table:table-cell>
          <table:table-cell table:style-name="ce2"/>
          <table:table-cell table:formula="of:=CONCATENATE(&quot;{&quot;;&quot;name:&quot;;[.$E$1];[.B82];[.$E$1];&quot;}&quot;;[.$F$1])" office:value-type="string" office:string-value="{name:&quot;Baby Accessories &amp; Nursery&quot;}," calcext:value-type="string">
            <text:p>{name:"Baby Accessories &amp; Nursery"},</text:p>
          </table:table-cell>
          <table:table-cell table:formula="of:=[.E81]&amp;[.D8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102379" xlink:type="simple">Pregnancy &amp; Maternity</text:a></text:p>
          </table:table-cell>
          <table:table-cell table:style-name="ce2"/>
          <table:table-cell table:formula="of:=CONCATENATE(&quot;{&quot;;&quot;name:&quot;;[.$E$1];[.B83];[.$E$1];&quot;}&quot;;[.$F$1])" office:value-type="string" office:string-value="{name:&quot;Pregnancy &amp; Maternity&quot;}," calcext:value-type="string">
            <text:p>{name:"Pregnancy &amp; Maternity"},</text:p>
          </table:table-cell>
          <table:table-cell table:formula="of:=[.E82]&amp;[.D8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aby, Toddler &amp; Kids</text:p>
          </table:table-cell>
          <table:table-cell table:style-name="ce6" office:value-type="string" calcext:value-type="string">
            <text:p><text:a xlink:href="https://groceries.asda.com/dept/102405" xlink:type="simple">Toys &amp; Entertainment</text:a></text:p>
          </table:table-cell>
          <table:table-cell table:style-name="ce2"/>
          <table:table-cell table:formula="of:=CONCATENATE(&quot;{&quot;;&quot;name:&quot;;[.$E$1];[.B84];[.$E$1];&quot;}&quot;;[.$F$1])" office:value-type="string" office:string-value="{name:&quot;Toys &amp; Entertainment&quot;}," calcext:value-type="string">
            <text:p>{name:"Toys &amp; Entertainment"},</text:p>
          </table:table-cell>
          <table:table-cell table:formula="of:=[.E83]&amp;[.D8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11134" xlink:type="simple">Garden &amp; Outdoor</text:a></text:p>
          </table:table-cell>
          <table:table-cell table:style-name="ce2"/>
          <table:table-cell table:formula="of:=CONCATENATE(&quot;{&quot;;&quot;name:&quot;;[.$E$1];[.B85];[.$E$1];&quot;}&quot;;[.$F$1])" office:value-type="string" office:string-value="{name:&quot;Garden &amp; Outdoor&quot;}," calcext:value-type="string">
            <text:p>{name:"Garden &amp; Outdoor"},</text:p>
          </table:table-cell>
          <table:table-cell table:formula="of:=[.E84]&amp;[.D8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11404" xlink:type="simple">Kitchen</text:a></text:p>
          </table:table-cell>
          <table:table-cell table:style-name="ce2"/>
          <table:table-cell table:formula="of:=CONCATENATE(&quot;{&quot;;&quot;name:&quot;;[.$E$1];[.B86];[.$E$1];&quot;}&quot;;[.$F$1])" office:value-type="string" office:string-value="{name:&quot;Kitchen&quot;}," calcext:value-type="string">
            <text:p>{name:"Kitchen"},</text:p>
          </table:table-cell>
          <table:table-cell table:formula="of:=[.E85]&amp;[.D8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11490" xlink:type="simple">Bed, Bath &amp; Home</text:a></text:p>
          </table:table-cell>
          <table:table-cell table:style-name="ce2"/>
          <table:table-cell table:formula="of:=CONCATENATE(&quot;{&quot;;&quot;name:&quot;;[.$E$1];[.B87];[.$E$1];&quot;}&quot;;[.$F$1])" office:value-type="string" office:string-value="{name:&quot;Bed, Bath &amp; Home&quot;}," calcext:value-type="string">
            <text:p>{name:"Bed, Bath &amp; Home"},</text:p>
          </table:table-cell>
          <table:table-cell table:formula="of:=[.E86]&amp;[.D87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02638" xlink:type="simple">Music, Film, Games &amp; Books</text:a></text:p>
          </table:table-cell>
          <table:table-cell table:style-name="ce2"/>
          <table:table-cell table:formula="of:=CONCATENATE(&quot;{&quot;;&quot;name:&quot;;[.$E$1];[.B88];[.$E$1];&quot;}&quot;;[.$F$1])" office:value-type="string" office:string-value="{name:&quot;Music, Film, Games &amp; Books&quot;}," calcext:value-type="string">
            <text:p>{name:"Music, Film, Games &amp; Books"},</text:p>
          </table:table-cell>
          <table:table-cell table:formula="of:=[.E87]&amp;[.D88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02662" xlink:type="simple">Technology &amp; Electricals</text:a></text:p>
          </table:table-cell>
          <table:table-cell table:style-name="ce2"/>
          <table:table-cell table:formula="of:=CONCATENATE(&quot;{&quot;;&quot;name:&quot;;[.$E$1];[.B89];[.$E$1];&quot;}&quot;;[.$F$1])" office:value-type="string" office:string-value="{name:&quot;Technology &amp; Electricals&quot;}," calcext:value-type="string">
            <text:p>{name:"Technology &amp; Electricals"},</text:p>
          </table:table-cell>
          <table:table-cell table:formula="of:=[.E88]&amp;[.D89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Home &amp; Entertainment</text:p>
          </table:table-cell>
          <table:table-cell table:style-name="ce8" office:value-type="string" calcext:value-type="string">
            <text:p><text:a xlink:href="https://groceries.asda.com/dept/102699" xlink:type="simple">Tobacconist &amp; Newsagent</text:a></text:p>
          </table:table-cell>
          <table:table-cell table:style-name="ce3"/>
          <table:table-cell table:formula="of:=CONCATENATE(&quot;{&quot;;&quot;name:&quot;;[.$E$1];[.B90];[.$E$1];&quot;}&quot;;[.$F$1])" office:value-type="string" office:string-value="{name:&quot;Tobacconist &amp; Newsagent&quot;}," calcext:value-type="string">
            <text:p>{name:"Tobacconist &amp; Newsagent"},</text:p>
          </table:table-cell>
          <table:table-cell table:formula="of:=[.E89]&amp;[.D90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{name:&quot;Tobacconist &amp; Newsagent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10767" xlink:type="simple">Party &amp; Gift Wrap</text:a></text:p>
          </table:table-cell>
          <table:table-cell table:style-name="ce2"/>
          <table:table-cell table:formula="of:=CONCATENATE(&quot;{&quot;;&quot;name:&quot;;[.$E$1];[.B91];[.$E$1];&quot;}&quot;;[.$F$1])" office:value-type="string" office:string-value="{name:&quot;Party &amp; Gift Wrap&quot;}," calcext:value-type="string">
            <text:p>{name:"Party &amp; Gift Wrap"},</text:p>
          </table:table-cell>
          <table:table-cell table:formula="of:=[.E90]&amp;[.D91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{name:&quot;Tobacconist &amp; Newsagent&quot;},{name:&quot;Party &amp; Gift Wrap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{name:"Party &amp; Gift Wrap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02747" xlink:type="simple">Stationery &amp; Stamps</text:a></text:p>
          </table:table-cell>
          <table:table-cell table:style-name="ce2"/>
          <table:table-cell table:formula="of:=CONCATENATE(&quot;{&quot;;&quot;name:&quot;;[.$E$1];[.B92];[.$E$1];&quot;}&quot;;[.$F$1])" office:value-type="string" office:string-value="{name:&quot;Stationery &amp; Stamps&quot;}," calcext:value-type="string">
            <text:p>{name:"Stationery &amp; Stamps"},</text:p>
          </table:table-cell>
          <table:table-cell table:formula="of:=[.E91]&amp;[.D92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{name:&quot;Tobacconist &amp; Newsagent&quot;},{name:&quot;Party &amp; Gift Wrap&quot;},{name:&quot;Stationery &amp; Stamp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{name:"Party &amp; Gift Wrap"},{name:"Stationery &amp; Stamp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02835" xlink:type="simple">Kids Home &amp; Toys</text:a></text:p>
          </table:table-cell>
          <table:table-cell table:style-name="ce2"/>
          <table:table-cell table:formula="of:=CONCATENATE(&quot;{&quot;;&quot;name:&quot;;[.$E$1];[.B93];[.$E$1];&quot;}&quot;;[.$F$1])" office:value-type="string" office:string-value="{name:&quot;Kids Home &amp; Toys&quot;}," calcext:value-type="string">
            <text:p>{name:"Kids Home &amp; Toys"},</text:p>
          </table:table-cell>
          <table:table-cell table:formula="of:=[.E92]&amp;[.D93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{name:&quot;Tobacconist &amp; Newsagent&quot;},{name:&quot;Party &amp; Gift Wrap&quot;},{name:&quot;Stationery &amp; Stamps&quot;},{name:&quot;Kids Home &amp; Toy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{name:"Party &amp; Gift Wrap"},{name:"Stationery &amp; Stamps"},{name:"Kids Home &amp; Toy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02791" xlink:type="simple">Batteries &amp; Light Bulbs</text:a></text:p>
          </table:table-cell>
          <table:table-cell table:style-name="ce2"/>
          <table:table-cell table:formula="of:=CONCATENATE(&quot;{&quot;;&quot;name:&quot;;[.$E$1];[.B94];[.$E$1];&quot;}&quot;;[.$F$1])" office:value-type="string" office:string-value="{name:&quot;Batteries &amp; Light Bulbs&quot;}," calcext:value-type="string">
            <text:p>{name:"Batteries &amp; Light Bulbs"},</text:p>
          </table:table-cell>
          <table:table-cell table:formula="of:=[.E93]&amp;[.D94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{name:&quot;Tobacconist &amp; Newsagent&quot;},{name:&quot;Party &amp; Gift Wrap&quot;},{name:&quot;Stationery &amp; Stamps&quot;},{name:&quot;Kids Home &amp; Toys&quot;},{name:&quot;Batteries &amp; Light Bulbs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{name:"Party &amp; Gift Wrap"},{name:"Stationery &amp; Stamps"},{name:"Kids Home &amp; Toys"},{name:"Batteries &amp; Light Bulbs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02809" xlink:type="simple">Painting, DIY &amp; Car Care</text:a></text:p>
          </table:table-cell>
          <table:table-cell table:style-name="ce2"/>
          <table:table-cell table:formula="of:=CONCATENATE(&quot;{&quot;;&quot;name:&quot;;[.$E$1];[.B95];[.$E$1];&quot;}&quot;;[.$F$1])" office:value-type="string" office:string-value="{name:&quot;Painting, DIY &amp; Car Care&quot;}," calcext:value-type="string">
            <text:p>{name:"Painting, DIY &amp; Car Care"},</text:p>
          </table:table-cell>
          <table:table-cell table:formula="of:=[.E94]&amp;[.D95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{name:&quot;Tobacconist &amp; Newsagent&quot;},{name:&quot;Party &amp; Gift Wrap&quot;},{name:&quot;Stationery &amp; Stamps&quot;},{name:&quot;Kids Home &amp; Toys&quot;},{name:&quot;Batteries &amp; Light Bulbs&quot;},{name:&quot;Painting, DIY &amp; Car Care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{name:"Party &amp; Gift Wrap"},{name:"Stationery &amp; Stamps"},{name:"Kids Home &amp; Toys"},{name:"Batteries &amp; Light Bulbs"},{name:"Painting, DIY &amp; Car Care"},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ome &amp; Entertainment</text:p>
          </table:table-cell>
          <table:table-cell table:style-name="ce6" office:value-type="string" calcext:value-type="string">
            <text:p><text:a xlink:href="https://groceries.asda.com/dept/1920404617" xlink:type="simple">JML</text:a></text:p>
          </table:table-cell>
          <table:table-cell table:style-name="ce2"/>
          <table:table-cell table:formula="of:=CONCATENATE(&quot;{&quot;;&quot;name:&quot;;[.$E$1];[.B96];[.$E$1];&quot;}&quot;;[.$F$1])" office:value-type="string" office:string-value="{name:&quot;JML&quot;}," calcext:value-type="string">
            <text:p>{name:"JML"},</text:p>
          </table:table-cell>
          <table:table-cell table:formula="of:=[.E95]&amp;[.D96]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{name:&quot;Tobacconist &amp; Newsagent&quot;},{name:&quot;Party &amp; Gift Wrap&quot;},{name:&quot;Stationery &amp; Stamps&quot;},{name:&quot;Kids Home &amp; Toys&quot;},{name:&quot;Batteries &amp; Light Bulbs&quot;},{name:&quot;Painting, DIY &amp; Car Care&quot;},{name:&quot;JML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{name:"Party &amp; Gift Wrap"},{name:"Stationery &amp; Stamps"},{name:"Kids Home &amp; Toys"},{name:"Batteries &amp; Light Bulbs"},{name:"Painting, DIY &amp; Car Care"},{name:"JML"},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{name:"Party &amp; Gift Wrap"},{name:"Stationery &amp; Stamps"},{name:"Kids Home &amp; Toys"},{name:"Batteries &amp; Light Bulbs"},{name:"Painting, DIY &amp; Car Care"},{name:"JML"},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LOWER([.E99])" office:value-type="string" office:string-value="{name:&quot;fruit&quot;},{name:&quot;vegetables &amp; potatoes&quot;},{name:&quot;salads &amp; stir fry&quot;},{name:&quot;meat &amp; poultry&quot;},{name:&quot;fish &amp; seafood&quot;},{name:&quot;bakery&quot;},{name:&quot;milk, butter, cream &amp; eggs&quot;},{name:&quot;cheese&quot;},{name:&quot;cooked meat&quot;},{name:&quot;yogurts &amp; desserts&quot;},{name:&quot;chilled juice &amp; smoothies&quot;},{name:&quot;ready meals &amp; soup&quot;},{name:&quot;pizza, pasta &amp; garlic bread&quot;},{name:&quot;party food, pies, salads &amp; dips&quot;},{name:&quot;snacks &amp; drinks&quot;},{name:&quot;cereals &amp; cereal bars&quot;},{name:&quot;tins, packets &amp; snack pots&quot;},{name:&quot;rice, pasta &amp; noodles&quot;},{name:&quot;cooking sauces, meal kits &amp; sides&quot;},{name:&quot;condiments &amp; cooking ingredients&quot;},{name:&quot;home baking&quot;},{name:&quot;jams, spreads &amp; desserts&quot;},{name:&quot;coffee, tea &amp; hot chocolate&quot;},{name:&quot;biscuits, chocolate &amp; sweets&quot;},{name:&quot;crisps, nuts &amp; snacks&quot;},{name:&quot;world foods&quot;},{name:&quot;frozen bbq&quot;},{name:&quot;breaded chicken &amp; fish&quot;},{name:&quot;chicken, meat &amp; fish&quot;},{name:&quot;vegetables &amp; yorkshire puddings&quot;},{name:&quot;chips, potatoes &amp; rice&quot;},{name:&quot;pizza, garlic bread &amp; party&quot;},{name:&quot;pies &amp; ready meals&quot;},{name:&quot;takeaway&quot;},{name:&quot;vegetarian &amp; free from&quot;},{name:&quot;ice cream parlour&quot;},{name:&quot;desserts, fruit &amp; pastry&quot;},{name:&quot;frozen world foods&quot;},{name:&quot;vegan food &amp; drink&quot;},{name:&quot;gluten free food &amp; drink&quot;},{name:&quot;dairy free food &amp; drink&quot;},{name:&quot;lactose free food &amp; drink&quot;},{name:&quot;milk free food &amp; drink&quot;},{name:&quot;egg free food &amp; drink&quot;},{name:&quot;soya free food &amp; drin&quot;},{name:&quot;soft drinks, juice &amp; water&quot;},{name:&quot;beer, cider &amp; ales&quot;},{name:&quot;spirits &amp; ready to drink&quot;},{name:&quot;wine, prosecco &amp; champagne&quot;},{name:&quot;coffee, tea &amp; hot chocolate&quot;},{name:&quot;chilled juice &amp; milk drinks&quot;},{name:&quot;no &amp; low alcohol&quot;},{name:&quot;hair care&quot;},{name:&quot;bath, shower &amp; soap&quot;},{name:&quot;dental care&quot;},{name:&quot;face &amp; body skincare&quot;},{name:&quot;women's toiletries&quot;},{name:&quot;men's toiletries&quot;},{name:&quot;gifting &amp; fragrance&quot;},{name:&quot;make up &amp; nails&quot;},{name:&quot;health &amp; medicines&quot;},{name:&quot;sun care &amp; travel&quot;},{name:&quot;laundry&quot;},{name:&quot;household&quot;},{name:&quot;toilet roll, kitchen roll &amp; tissues&quot;},{name:&quot;air fresheners &amp; home fragrance&quot;},{name:&quot;eco-friendly &amp; refills&quot;},{name:&quot;light bulbs &amp; batteries&quot;},{name:&quot;hardware, painting &amp; diy&quot;},{name:&quot;car care&quot;},{name:&quot;cat &amp; kitten&quot;},{name:&quot;dog &amp; puppy&quot;},{name:&quot;small pets, fish &amp; bird&quot;},{name:&quot;baby event&quot;},{name:&quot;baby nappies&quot;},{name:&quot;baby wipes&quot;},{name:&quot;baby &amp; toddler milk&quot;},{name:&quot;baby &amp; toddler food&quot;},{name:&quot;newborn&quot;},{name:&quot;baby toiletries &amp; healthcare&quot;},{name:&quot;baby accessories &amp; nursery&quot;},{name:&quot;pregnancy &amp; maternity&quot;},{name:&quot;toys &amp; entertainment&quot;},{name:&quot;garden &amp; outdoor&quot;},{name:&quot;kitchen&quot;},{name:&quot;bed, bath &amp; home&quot;},{name:&quot;music, film, games &amp; books&quot;},{name:&quot;technology &amp; electricals&quot;},{name:&quot;tobacconist &amp; newsagent&quot;},{name:&quot;party &amp; gift wrap&quot;},{name:&quot;stationery &amp; stamps&quot;},{name:&quot;kids home &amp; toys&quot;},{name:&quot;batteries &amp; light bulbs&quot;},{name:&quot;painting, diy &amp; car care&quot;},{name:&quot;jml&quot;}," calcext:value-type="string">
            <text:p>{name:"fruit"},{name:"vegetables &amp; potatoes"},{name:"salads &amp; stir fry"},{name:"meat &amp; poultry"},{name:"fish &amp; seafood"},{name:"bakery"},{name:"milk, butter, cream &amp; eggs"},{name:"cheese"},{name:"cooked meat"},{name:"yogurts &amp; desserts"},{name:"chilled juice &amp; smoothies"},{name:"ready meals &amp; soup"},{name:"pizza, pasta &amp; garlic bread"},{name:"party food, pies, salads &amp; dips"},{name:"snacks &amp; drinks"},{name:"cereals &amp; cereal bars"},{name:"tins, packets &amp; snack pots"},{name:"rice, pasta &amp; noodles"},{name:"cooking sauces, meal kits &amp; sides"},{name:"condiments &amp; cooking ingredients"},{name:"home baking"},{name:"jams, spreads &amp; desserts"},{name:"coffee, tea &amp; hot chocolate"},{name:"biscuits, chocolate &amp; sweets"},{name:"crisps, nuts &amp; snacks"},{name:"world foods"},{name:"frozen bbq"},{name:"breaded chicken &amp; fish"},{name:"chicken, meat &amp; fish"},{name:"vegetables &amp; yorkshire puddings"},{name:"chips, potatoes &amp; rice"},{name:"pizza, garlic bread &amp; party"},{name:"pies &amp; ready meals"},{name:"takeaway"},{name:"vegetarian &amp; free from"},{name:"ice cream parlour"},{name:"desserts, fruit &amp; pastry"},{name:"frozen world foods"},{name:"vegan food &amp; drink"},{name:"gluten free food &amp; drink"},{name:"dairy free food &amp; drink"},{name:"lactose free food &amp; drink"},{name:"milk free food &amp; drink"},{name:"egg free food &amp; drink"},{name:"soya free food &amp; drin"},{name:"soft drinks, juice &amp; water"},{name:"beer, cider &amp; ales"},{name:"spirits &amp; ready to drink"},{name:"wine, prosecco &amp; champagne"},{name:"coffee, tea &amp; hot chocolate"},{name:"chilled juice &amp; milk drinks"},{name:"no &amp; low alcohol"},{name:"hair care"},{name:"bath, shower &amp; soap"},{name:"dental care"},{name:"face &amp; body skincare"},{name:"women's toiletries"},{name:"men's toiletries"},{name:"gifting &amp; fragrance"},{name:"make up &amp; nails"},{name:"health &amp; medicines"},{name:"sun care &amp; travel"},{name:"laundry"},{name:"household"},{name:"toilet roll, kitchen roll &amp; tissues"},{name:"air fresheners &amp; home fragrance"},{name:"eco-friendly &amp; refills"},{name:"light bulbs &amp; batteries"},{name:"hardware, painting &amp; diy"},{name:"car care"},{name:"cat &amp; kitten"},{name:"dog &amp; puppy"},{name:"small pets, fish &amp; bird"},{name:"baby event"},{name:"baby nappies"},{name:"baby wipes"},{name:"baby &amp; toddler milk"},{name:"baby &amp; toddler food"},{name:"newborn"},{name:"baby toiletries &amp; healthcare"},{name:"baby accessories &amp; nursery"},{name:"pregnancy &amp; maternity"},{name:"toys &amp; entertainment"},{name:"garden &amp; outdoor"},{name:"kitchen"},{name:"bed, bath &amp; home"},{name:"music, film, games &amp; books"},{name:"technology &amp; electricals"},{name:"tobacconist &amp; newsagent"},{name:"party &amp; gift wrap"},{name:"stationery &amp; stamps"},{name:"kids home &amp; toys"},{name:"batteries &amp; light bulbs"},{name:"painting, diy &amp; car care"},{name:"jml"},</text:p>
          </table:table-cell>
          <table:table-cell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ITROSE" table:style-name="ta1"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Default"/>
        <table:table-row table:style-name="ro6">
          <table:table-cell office:value-type="string" calcext:value-type="string">
            <text:p>High Level Category</text:p>
          </table:table-cell>
          <table:table-cell office:value-type="string" calcext:value-type="string">
            <text:p>Category</text:p>
          </table:table-cell>
          <table:table-cell table:style-name="ce2"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fresh_meat" xlink:type="simple">Fresh Meat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fresh_chicken_and_poultry" xlink:type="simple">Fresh Chicken &amp; Poultry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milk_butter_and_eggs" xlink:type="simple">Milk, Butter &amp; Egg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cheese" xlink:type="simple">Chees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fresh_vegetables" xlink:type="simple">Fresh Vegetabl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fresh_salad_and_herbs" xlink:type="simple">Fresh Salad &amp; Herb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fresh_fruit" xlink:type="simple">Fresh Fruit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in_season_fruit_and_vegetables" xlink:type="simple">In Season Fruit &amp; Vegetabl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cooked_meats_deli_and_dips" xlink:type="simple">Cooked Meats, Deli &amp; Dip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esh_and_chilled" xlink:type="simple">Fresh &amp; Chilled</text:a></text:p>
          </table:table-cell>
          <table:table-cell office:value-type="string" calcext:value-type="string">
            <text:p><text:a xlink:href="https://www.waitrose.com/ecom/shop/browse/groceries/fresh_and_chilled/pies_quiches_and_savoury_snacks" xlink:type="simple">Pies, Quiches &amp; Savoury Snack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bread" xlink:type="simple">Bread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rolls_bagels_and_thins" xlink:type="simple">Rolls, Bagels &amp; Thin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wraps_pitta_and_naan_bread" xlink:type="simple">Wraps, Pitta &amp; Naan Bread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baguettes_ciabatta_and_continental_breads" xlink:type="simple">Baguettes, Ciabatta &amp; Continental Bread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part_baked_bread_and_rolls" xlink:type="simple">Part Baked Bread &amp; Roll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crumpets_muffins_and_pancakes" xlink:type="simple">Crumpets, Muffins &amp; Pancak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croissants_brioche_and_pastries" xlink:type="simple">Croissants, Brioche &amp; Pastri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hot_cross_buns" xlink:type="simple">Hot Cross Bun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cakes_and_tarts" xlink:type="simple">Cakes &amp; Tar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kery" xlink:type="simple">Bakery</text:a></text:p>
          </table:table-cell>
          <table:table-cell office:value-type="string" calcext:value-type="string">
            <text:p><text:a xlink:href="https://www.waitrose.com/ecom/shop/browse/groceries/bakery/birthday_and_celebration_cakes" xlink:type="simple">Birthday &amp; Celebration Cak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frozen_fish_and_seafood" xlink:type="simple">Frozen Fish &amp; Seafood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frozen_vegetables_herbs_and_rice" xlink:type="simple">Frozen Vegetables, Herbs &amp; Ric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frozen_fruits_and_smoothie_mixes" xlink:type="simple">Frozen Fruits &amp; Smoothie Mix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frozen_vegetarian_food" xlink:type="simple">Frozen Vegetarian Food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ice_cream_frozen_yogurt_and_sorbets" xlink:type="simple">Ice Cream, Frozen Yogurt &amp; Sorbe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frozen_ready_meals" xlink:type="simple">Frozen Ready Meal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frozen_meat_and_poultry" xlink:type="simple">Frozen Meat &amp; Poultry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frozen_desserts" xlink:type="simple">Frozen Desser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frozen_chips_and_potatoes" xlink:type="simple">Frozen Chips &amp; Potato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rozen" xlink:type="simple">Frozen</text:a></text:p>
          </table:table-cell>
          <table:table-cell office:value-type="string" calcext:value-type="string">
            <text:p><text:a xlink:href="https://www.waitrose.com/ecom/shop/browse/groceries/frozen/yorkshire_puddings" xlink:type="simple">Yorkshire Pudding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breakfast_cereal" xlink:type="simple">Breakfast Cereal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crisps_snacks_and_nuts" xlink:type="simple">Crisps, Snacks &amp; Nu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chocolate_and_sweets" xlink:type="simple">Chocolate &amp; Swee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biscuits_and_crackers" xlink:type="simple">Biscuits &amp; Cracker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tins_cans_and_packets" xlink:type="simple">Tins, Cans &amp; Packe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rice_pasta_and_pulses" xlink:type="simple">Rice, Pasta &amp; Puls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sugar_and_home_baking" xlink:type="simple">Sugar &amp; Home Baking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jam_honey_and_spreads" xlink:type="simple">Jam, Honey &amp; Spread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dried_herbs_oils_and_vinegar" xlink:type="simple">Dried Herbs, Oils &amp; Vinegar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food_cupboard" xlink:type="simple">Food Cupboard</text:a></text:p>
          </table:table-cell>
          <table:table-cell office:value-type="string" calcext:value-type="string">
            <text:p><text:a xlink:href="https://www.waitrose.com/ecom/shop/browse/groceries/food_cupboard/condiments_dressings_and_marinades" xlink:type="simple">Condiments, Dressings &amp; Marinad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ea_coffee_and_soft_drinks" xlink:type="simple">Tea, Coffee &amp; Soft Drinks</text:a></text:p>
          </table:table-cell>
          <table:table-cell office:value-type="string" calcext:value-type="string">
            <text:p><text:a xlink:href="https://www.waitrose.com/ecom/shop/browse/groceries/tea_coffee_and_soft_drinks/tea" xlink:type="simple">Tea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ea_coffee_and_soft_drinks" xlink:type="simple">Tea, Coffee &amp; Soft Drinks</text:a></text:p>
          </table:table-cell>
          <table:table-cell office:value-type="string" calcext:value-type="string">
            <text:p><text:a xlink:href="https://www.waitrose.com/ecom/shop/browse/groceries/tea_coffee_and_soft_drinks/coffee" xlink:type="simple">Coffe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ea_coffee_and_soft_drinks" xlink:type="simple">Tea, Coffee &amp; Soft Drinks</text:a></text:p>
          </table:table-cell>
          <table:table-cell office:value-type="string" calcext:value-type="string">
            <text:p><text:a xlink:href="https://www.waitrose.com/ecom/shop/browse/groceries/tea_coffee_and_soft_drinks/soft_drinks" xlink:type="simple">Soft Drink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ea_coffee_and_soft_drinks" xlink:type="simple">Tea, Coffee &amp; Soft Drinks</text:a></text:p>
          </table:table-cell>
          <table:table-cell office:value-type="string" calcext:value-type="string">
            <text:p><text:a xlink:href="https://www.waitrose.com/ecom/shop/browse/groceries/tea_coffee_and_soft_drinks/water" xlink:type="simple">Water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ea_coffee_and_soft_drinks" xlink:type="simple">Tea, Coffee &amp; Soft Drinks</text:a></text:p>
          </table:table-cell>
          <table:table-cell office:value-type="string" calcext:value-type="string">
            <text:p><text:a xlink:href="https://www.waitrose.com/ecom/shop/browse/groceries/tea_coffee_and_soft_drinks/squash_and_cordials" xlink:type="simple">Squash &amp; Cordial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ea_coffee_and_soft_drinks" xlink:type="simple">Tea, Coffee &amp; Soft Drinks</text:a></text:p>
          </table:table-cell>
          <table:table-cell office:value-type="string" calcext:value-type="string">
            <text:p><text:a xlink:href="https://www.waitrose.com/ecom/shop/browse/groceries/tea_coffee_and_soft_drinks/juices" xlink:type="simple">Juic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ea_coffee_and_soft_drinks" xlink:type="simple">Tea, Coffee &amp; Soft Drinks</text:a></text:p>
          </table:table-cell>
          <table:table-cell office:value-type="string" calcext:value-type="string">
            <text:p><text:a xlink:href="https://www.waitrose.com/ecom/shop/browse/groceries/tea_coffee_and_soft_drinks/hot_chocolate_and_malts" xlink:type="simple">Hot Chocolate &amp; Mal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wine" xlink:type="simple">Win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champagne_and_sparkling_wine" xlink:type="simple">Champagne &amp; Sparkling Win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beer" xlink:type="simple">Beer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cider" xlink:type="simple">Cider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spirits_and_liqueurs" xlink:type="simple">Spirits &amp; Liqueur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tonic_and_mixers" xlink:type="simple">Tonic &amp; Mixer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ice_cubes_lemons_and_limes" xlink:type="simple">Ice Cubes, Lemons &amp; Lim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glassware_and_barware" xlink:type="simple">Glassware &amp; Barwar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cocktails" xlink:type="simple">Cocktail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eer_wine_and_spirits" xlink:type="simple">Beer, Wine &amp; Spirits</text:a></text:p>
          </table:table-cell>
          <table:table-cell office:value-type="string" calcext:value-type="string">
            <text:p><text:a xlink:href="https://www.waitrose.com/ecom/shop/browse/groceries/beer_wine_and_spirits/low_alcohol_and_alcohol_free_drinks" xlink:type="simple">Low Alcohol &amp; Alcohol Free Drink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laundry_and_detergents" xlink:type="simple">Laundry &amp; Detergen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cleaning_cupboard" xlink:type="simple">Cleaning Cupboard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dishwashing" xlink:type="simple">Dishwashing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toilet_rolls" xlink:type="simple">Toilet Roll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general_household" xlink:type="simple">General Household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kitchen_rolls" xlink:type="simple">Kitchen Roll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cling_film_foils_and_food_storage" xlink:type="simple">Cling Film, Foils &amp; Food Storag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candles_and_air_fresheners" xlink:type="simple">Candles &amp; Air Freshener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bin_bags" xlink:type="simple">Bin Bag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household" xlink:type="simple">Household</text:a></text:p>
          </table:table-cell>
          <table:table-cell office:value-type="string" calcext:value-type="string">
            <text:p><text:a xlink:href="https://www.waitrose.com/ecom/shop/browse/groceries/household/eco_friendly" xlink:type="simple">Eco Friendly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cookware" xlink:type="simple">Cookwar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dining" xlink:type="simple">Dining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glassware_barware_and_drinks_preparation" xlink:type="simple">Glassware, Barware &amp; Drinks Preparation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baking_and_preserving" xlink:type="simple">Baking &amp; Preserving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food_preparation" xlink:type="simple">Food Preparation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oven_gloves_aprons_and_tea_towels" xlink:type="simple">Oven Gloves, Aprons &amp; Tea Towel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newsagents" xlink:type="simple">Newsagent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party_shop" xlink:type="simple">Party Shop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vases" xlink:type="simple">Vas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kitchen_dining_and_home" xlink:type="simple">Kitchen, Dining &amp; Home</text:a></text:p>
          </table:table-cell>
          <table:table-cell office:value-type="string" calcext:value-type="string">
            <text:p><text:a xlink:href="https://www.waitrose.com/ecom/shop/browse/groceries/kitchen_dining_and_home/outdoor_and_garden" xlink:type="simple">Outdoor &amp; Garden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health_and_beauty_gifting" xlink:type="simple">Health &amp; Beauty Gifting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bath_shower_and_soap" xlink:type="simple">Bath, Shower &amp; Soap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hair_care" xlink:type="simple">Hair Car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dental_care" xlink:type="simple">Dental Car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facial_skincare" xlink:type="simple">Facial Skincar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body_care" xlink:type="simple">Body Care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deodorants_and_body_sprays" xlink:type="simple">Deodorants &amp; Body Spray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mens_toiletries" xlink:type="simple">Men's Toiletri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pharmacy_and_health" xlink:type="simple">Pharmacy &amp; Health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toiletries_health_and_beauty" xlink:type="simple">Toiletries, Health &amp; Beauty</text:a></text:p>
          </table:table-cell>
          <table:table-cell office:value-type="string" calcext:value-type="string">
            <text:p><text:a xlink:href="https://www.waitrose.com/ecom/shop/browse/groceries/toiletries_health_and_beauty/natural_beauty" xlink:type="simple">Natural Beauty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baby_food_and_drink" xlink:type="simple">Baby Food &amp; Drink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wipes_and_changing" xlink:type="simple">Wipes &amp; Changing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nappies_and_potty_training" xlink:type="simple">Nappies &amp; Potty Training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bathtime_and_toiletries" xlink:type="simple">Bathtime &amp; Toiletri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baby_and_child_brands" xlink:type="simple">Baby &amp; Child Brand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milk_and_formula" xlink:type="simple">Milk &amp; Formula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baby_and_child_clothing" xlink:type="simple">Baby &amp; Child Clothing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bottles_and_feeding_accessories" xlink:type="simple">Bottles &amp; Feeding Accessorie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baby_and_child_toys" xlink:type="simple">Baby &amp; Child Toys</text:a>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waitrose.com/ecom/shop/browse/groceries/baby_child_and_parent" xlink:type="simple">Baby, Child &amp; Parent</text:a></text:p>
          </table:table-cell>
          <table:table-cell office:value-type="string" calcext:value-type="string">
            <text:p><text:a xlink:href="https://www.waitrose.com/ecom/shop/browse/groceries/baby_child_and_parent/baby_and_child_healthcare" xlink:type="simple">Baby &amp; Child Healthcare</text:a></text:p>
          </table:table-cell>
          <table:table-cell table:number-columns-repeated="6"/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table:number-columns-repeated="2"/>
          <table:table-cell table:number-columns-repeated="2" table:style-name="ce2" office:value-type="string" calcext:value-type="string">
            <text:p>"</text:p>
          </table:table-cell>
          <table:table-cell table:style-name="ce4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<text:a xlink:href="https://groceries.asda.com/dept/103214" xlink:type="simple">Fruit</text:a></text:p>
          </table:table-cell>
          <table:table-cell office:value-type="string" calcext:value-type="string">
            <text:p><text:a xlink:href="https://groceries.asda.com/product/998058" xlink:type="simple">Strawberries</text:a></text:p>
          </table:table-cell>
          <table:table-cell table:formula="of:=CONCATENATE(&quot;{&quot;;&quot;name:&quot;;[.$E$1];[.B2];[.$E$1];[.$F$1];&quot;category:&quot;;[.$E$1];[.A2];[.$E$1];&quot;}&quot;;[.$F$1])" office:value-type="string" office:string-value="{name:&quot;Strawberries&quot;,category:&quot;Fruit&quot;}," calcext:value-type="string">
            <text:p>{name:"Strawberries",category:"Fruit"},</text:p>
          </table:table-cell>
          <table:table-cell table:formula="of:=[.C2]" office:value-type="string" office:string-value="{name:&quot;Strawberries&quot;,category:&quot;Fruit&quot;}," calcext:value-type="string">
            <text:p>{name:"Strawberries",category:"Fruit"},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<text:a xlink:href="https://groceries.asda.com/dept/112475" xlink:type="simple">Vegetables &amp; Potatoes</text:a></text:p>
          </table:table-cell>
          <table:table-cell office:value-type="string" calcext:value-type="string">
            <text:p><text:a xlink:href="https://groceries.asda.com/product/910003012448" xlink:type="simple">Red Onions</text:a></text:p>
          </table:table-cell>
          <table:table-cell table:formula="of:=CONCATENATE(&quot;{&quot;;&quot;name:&quot;;[.$E$1];[.B3];[.$E$1];[.$F$1];&quot;category:&quot;;[.$E$1];[.A3];[.$E$1];&quot;}&quot;;[.$F$1])" office:value-type="string" office:string-value="{name:&quot;Red Onions&quot;,category:&quot;Vegetables &amp; Potatoes&quot;}," calcext:value-type="string">
            <text:p>{name:"Red Onions",category:"Vegetables &amp; Potatoes"},</text:p>
          </table:table-cell>
          <table:table-cell table:formula="of:=[.D2]&amp;[.C3]" office:value-type="string" office:string-value="{name:&quot;Strawberries&quot;,category:&quot;Fruit&quot;},{name:&quot;Red Onions&quot;,category:&quot;Vegetables &amp; Potatoes&quot;}," calcext:value-type="string">
            <text:p>{name:"Strawberries",category:"Fruit"},{name:"Red Onions",category:"Vegetables &amp; Potatoe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2496" xlink:type="simple">Salads &amp; Stir Fry</text:a></text:p>
          </table:table-cell>
          <table:table-cell office:value-type="string" calcext:value-type="string">
            <text:p><text:a xlink:href="https://groceries.asda.com/product/43966703" xlink:type="simple">Cucumber</text:a></text:p>
          </table:table-cell>
          <table:table-cell table:formula="of:=CONCATENATE(&quot;{&quot;;&quot;name:&quot;;[.$E$1];[.B4];[.$E$1];[.$F$1];&quot;category:&quot;;[.$E$1];[.A4];[.$E$1];&quot;}&quot;;[.$F$1])" office:value-type="string" office:string-value="{name:&quot;Cucumber&quot;,category:&quot;Salads &amp; Stir Fry&quot;}," calcext:value-type="string">
            <text:p>{name:"Cucumber",category:"Salads &amp; Stir Fry"},</text:p>
          </table:table-cell>
          <table:table-cell table:formula="of:=[.D3]&amp;[.C4]" office:value-type="string" office:string-value="{name:&quot;Strawberries&quot;,category:&quot;Fruit&quot;},{name:&quot;Red Onions&quot;,category:&quot;Vegetables &amp; Potatoes&quot;},{name:&quot;Cucumber&quot;,category:&quot;Salads &amp; Stir Fry&quot;}," calcext:value-type="string">
            <text:p>{name:"Strawberries",category:"Fruit"},{name:"Red Onions",category:"Vegetables &amp; Potatoes"},{name:"Cucumber",category:"Salads &amp; Stir Fry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159" xlink:type="simple">Meat &amp; Poultry</text:a></text:p>
          </table:table-cell>
          <table:table-cell office:value-type="string" calcext:value-type="string">
            <text:p><text:a xlink:href="https://groceries.asda.com/product/910000877729" xlink:type="simple">Gammon Joint</text:a></text:p>
          </table:table-cell>
          <table:table-cell table:formula="of:=CONCATENATE(&quot;{&quot;;&quot;name:&quot;;[.$E$1];[.B5];[.$E$1];[.$F$1];&quot;category:&quot;;[.$E$1];[.A5];[.$E$1];&quot;}&quot;;[.$F$1])" office:value-type="string" office:string-value="{name:&quot;Gammon Joint&quot;,category:&quot;Meat &amp; Poultry&quot;}," calcext:value-type="string">
            <text:p>{name:"Gammon Joint",category:"Meat &amp; Poultry"},</text:p>
          </table:table-cell>
          <table:table-cell table:formula="of:=[.D4]&amp;[.C5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" calcext:value-type="string">
            <text:p>{name:"Strawberries",category:"Fruit"},{name:"Red Onions",category:"Vegetables &amp; Potatoes"},{name:"Cucumber",category:"Salads &amp; Stir Fry"},{name:"Gammon Joint",category:"Meat &amp; Poultry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310" xlink:type="simple">Fish &amp; Seafood</text:a></text:p>
          </table:table-cell>
          <table:table-cell office:value-type="string" calcext:value-type="string">
            <text:p><text:a xlink:href="https://groceries.asda.com/product/910001311986" xlink:type="simple">Salmon Fillets</text:a></text:p>
          </table:table-cell>
          <table:table-cell table:formula="of:=CONCATENATE(&quot;{&quot;;&quot;name:&quot;;[.$E$1];[.B6];[.$E$1];[.$F$1];&quot;category:&quot;;[.$E$1];[.A6];[.$E$1];&quot;}&quot;;[.$F$1])" office:value-type="string" office:string-value="{name:&quot;Salmon Fillets&quot;,category:&quot;Fish &amp; Seafood&quot;}," calcext:value-type="string">
            <text:p>{name:"Salmon Fillets",category:"Fish &amp; Seafood"},</text:p>
          </table:table-cell>
          <table:table-cell table:formula="of:=[.D5]&amp;[.C6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259" xlink:type="simple">Bakery</text:a></text:p>
          </table:table-cell>
          <table:table-cell office:value-type="string" calcext:value-type="string">
            <text:p><text:a xlink:href="https://groceries.asda.com/product/44481435" xlink:type="simple">Hot Cross Buns</text:a></text:p>
          </table:table-cell>
          <table:table-cell table:formula="of:=CONCATENATE(&quot;{&quot;;&quot;name:&quot;;[.$E$1];[.B7];[.$E$1];[.$F$1];&quot;category:&quot;;[.$E$1];[.A7];[.$E$1];&quot;}&quot;;[.$F$1])" office:value-type="string" office:string-value="{name:&quot;Hot Cross Buns&quot;,category:&quot;Bakery&quot;}," calcext:value-type="string">
            <text:p>{name:"Hot Cross Buns",category:"Bakery"},</text:p>
          </table:table-cell>
          <table:table-cell table:formula="of:=[.D6]&amp;[.C7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1622" xlink:type="simple">Milk, Butter, Cream &amp; Eggs</text:a></text:p>
          </table:table-cell>
          <table:table-cell office:value-type="string" calcext:value-type="string">
            <text:p><text:a xlink:href="https://groceries.asda.com/product/1000015538600" xlink:type="simple">Chocolate Milk</text:a></text:p>
          </table:table-cell>
          <table:table-cell table:formula="of:=CONCATENATE(&quot;{&quot;;&quot;name:&quot;;[.$E$1];[.B8];[.$E$1];[.$F$1];&quot;category:&quot;;[.$E$1];[.A8];[.$E$1];&quot;}&quot;;[.$F$1])" office:value-type="string" office:string-value="{name:&quot;Chocolate Milk&quot;,category:&quot;Milk, Butter, Cream &amp; Eggs&quot;}," calcext:value-type="string">
            <text:p>{name:"Chocolate Milk",category:"Milk, Butter, Cream &amp; Eggs"},</text:p>
          </table:table-cell>
          <table:table-cell table:formula="of:=[.D7]&amp;[.C8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1678" xlink:type="simple">Cheese</text:a></text:p>
          </table:table-cell>
          <table:table-cell office:value-type="string" calcext:value-type="string">
            <text:p><text:a xlink:href="https://groceries.asda.com/product/910001331807" xlink:type="simple">Mature Cheddar</text:a></text:p>
          </table:table-cell>
          <table:table-cell table:formula="of:=CONCATENATE(&quot;{&quot;;&quot;name:&quot;;[.$E$1];[.B9];[.$E$1];[.$F$1];&quot;category:&quot;;[.$E$1];[.A9];[.$E$1];&quot;}&quot;;[.$F$1])" office:value-type="string" office:string-value="{name:&quot;Mature Cheddar&quot;,category:&quot;Cheese&quot;}," calcext:value-type="string">
            <text:p>{name:"Mature Cheddar",category:"Cheese"},</text:p>
          </table:table-cell>
          <table:table-cell table:formula="of:=[.D8]&amp;[.C9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1939" xlink:type="simple">Cooked Meat</text:a></text:p>
          </table:table-cell>
          <table:table-cell office:value-type="string" calcext:value-type="string">
            <text:p><text:a xlink:href="https://groceries.asda.com/product/910001900986" xlink:type="simple">Honey Roast Dry Cured Ham</text:a></text:p>
          </table:table-cell>
          <table:table-cell table:formula="of:=CONCATENATE(&quot;{&quot;;&quot;name:&quot;;[.$E$1];[.B10];[.$E$1];[.$F$1];&quot;category:&quot;;[.$E$1];[.A10];[.$E$1];&quot;}&quot;;[.$F$1])" office:value-type="string" office:string-value="{name:&quot;Honey Roast Dry Cured Ham&quot;,category:&quot;Cooked Meat&quot;}," calcext:value-type="string">
            <text:p>{name:"Honey Roast Dry Cured Ham",category:"Cooked Meat"},</text:p>
          </table:table-cell>
          <table:table-cell table:formula="of:=[.D9]&amp;[.C10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1739" xlink:type="simple">Yogurts &amp; Desserts</text:a></text:p>
          </table:table-cell>
          <table:table-cell office:value-type="string" calcext:value-type="string">
            <text:p><text:a xlink:href="https://groceries.asda.com/product/910001390159" xlink:type="simple">Strawberry Yogurts</text:a></text:p>
          </table:table-cell>
          <table:table-cell table:formula="of:=CONCATENATE(&quot;{&quot;;&quot;name:&quot;;[.$E$1];[.B11];[.$E$1];[.$F$1];&quot;category:&quot;;[.$E$1];[.A11];[.$E$1];&quot;}&quot;;[.$F$1])" office:value-type="string" office:string-value="{name:&quot;Strawberry Yogurts&quot;,category:&quot;Yogurts &amp; Desserts&quot;}," calcext:value-type="string">
            <text:p>{name:"Strawberry Yogurts",category:"Yogurts &amp; Desserts"},</text:p>
          </table:table-cell>
          <table:table-cell table:formula="of:=[.D10]&amp;[.C11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1963" xlink:type="simple">Chilled Juice &amp; Smoothies</text:a></text:p>
          </table:table-cell>
          <table:table-cell office:value-type="string" calcext:value-type="string">
            <text:p><text:a xlink:href="https://groceries.asda.com/product/1000114125297" xlink:type="simple">Apple Juice</text:a></text:p>
          </table:table-cell>
          <table:table-cell table:formula="of:=CONCATENATE(&quot;{&quot;;&quot;name:&quot;;[.$E$1];[.B12];[.$E$1];[.$F$1];&quot;category:&quot;;[.$E$1];[.A12];[.$E$1];&quot;}&quot;;[.$F$1])" office:value-type="string" office:string-value="{name:&quot;Apple Juice&quot;,category:&quot;Chilled Juice &amp; Smoothies&quot;}," calcext:value-type="string">
            <text:p>{name:"Apple Juice",category:"Chilled Juice &amp; Smoothies"},</text:p>
          </table:table-cell>
          <table:table-cell table:formula="of:=[.D11]&amp;[.C12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1765" xlink:type="simple">Ready Meals &amp; Soup</text:a></text:p>
          </table:table-cell>
          <table:table-cell office:value-type="string" calcext:value-type="string">
            <text:p><text:a xlink:href="https://groceries.asda.com/product/910000329598" xlink:type="simple">Carrot &amp; Coriander Sou</text:a>p</text:p>
          </table:table-cell>
          <table:table-cell table:formula="of:=CONCATENATE(&quot;{&quot;;&quot;name:&quot;;[.$E$1];[.B13];[.$E$1];[.$F$1];&quot;category:&quot;;[.$E$1];[.A13];[.$E$1];&quot;}&quot;;[.$F$1])" office:value-type="string" office:string-value="{name:&quot;Carrot &amp; Coriander Soup&quot;,category:&quot;Ready Meals &amp; Soup&quot;}," calcext:value-type="string">
            <text:p>{name:"Carrot &amp; Coriander Soup",category:"Ready Meals &amp; Soup"},</text:p>
          </table:table-cell>
          <table:table-cell table:formula="of:=[.D12]&amp;[.C13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2001" xlink:type="simple">Pizza, Pasta &amp; Garlic Bread</text:a></text:p>
          </table:table-cell>
          <table:table-cell office:value-type="string" calcext:value-type="string">
            <text:p><text:a xlink:href="https://groceries.asda.com/product/910002114752" xlink:type="simple">Garlic &amp; Herb Baguett</text:a>e</text:p>
          </table:table-cell>
          <table:table-cell table:formula="of:=CONCATENATE(&quot;{&quot;;&quot;name:&quot;;[.$E$1];[.B14];[.$E$1];[.$F$1];&quot;category:&quot;;[.$E$1];[.A14];[.$E$1];&quot;}&quot;;[.$F$1])" office:value-type="string" office:string-value="{name:&quot;Garlic &amp; Herb Baguette&quot;,category:&quot;Pizza, Pasta &amp; Garlic Bread&quot;}," calcext:value-type="string">
            <text:p>{name:"Garlic &amp; Herb Baguette",category:"Pizza, Pasta &amp; Garlic Bread"},</text:p>
          </table:table-cell>
          <table:table-cell table:formula="of:=[.D13]&amp;[.C14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1977" xlink:type="simple">Party Food, Pies, Salads &amp; Dips</text:a></text:p>
          </table:table-cell>
          <table:table-cell office:value-type="string" calcext:value-type="string">
            <text:p><text:a xlink:href="https://groceries.asda.com/product/910000559396" xlink:type="simple">Pork Pies</text:a></text:p>
          </table:table-cell>
          <table:table-cell table:formula="of:=CONCATENATE(&quot;{&quot;;&quot;name:&quot;;[.$E$1];[.B15];[.$E$1];[.$F$1];&quot;category:&quot;;[.$E$1];[.A15];[.$E$1];&quot;}&quot;;[.$F$1])" office:value-type="string" office:string-value="{name:&quot;Pork Pies&quot;,category:&quot;Party Food, Pies, Salads &amp; Dips&quot;}," calcext:value-type="string">
            <text:p>{name:"Pork Pies",category:"Party Food, Pies, Salads &amp; Dips"},</text:p>
          </table:table-cell>
          <table:table-cell table:formula="of:=[.D14]&amp;[.C15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2013" xlink:type="simple">Snacks &amp; Drinks</text:a></text:p>
          </table:table-cell>
          <table:table-cell office:value-type="string" calcext:value-type="string">
            <text:p>Peperami</text:p>
          </table:table-cell>
          <table:table-cell table:formula="of:=CONCATENATE(&quot;{&quot;;&quot;name:&quot;;[.$E$1];[.B16];[.$E$1];[.$F$1];&quot;category:&quot;;[.$E$1];[.A16];[.$E$1];&quot;}&quot;;[.$F$1])" office:value-type="string" office:string-value="{name:&quot;Peperami&quot;,category:&quot;Snacks &amp; Drinks&quot;}," calcext:value-type="string">
            <text:p>{name:"Peperami",category:"Snacks &amp; Drinks"},</text:p>
          </table:table-cell>
          <table:table-cell table:formula="of:=[.D15]&amp;[.C16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043" xlink:type="simple">Cereals &amp; Cereal Bars</text:a></text:p>
          </table:table-cell>
          <table:table-cell office:value-type="string" calcext:value-type="string">
            <text:p><text:a xlink:href="https://groceries.asda.com/product/19140" xlink:type="simple">Crunchy Nut Corn Flakes</text:a></text:p>
          </table:table-cell>
          <table:table-cell table:formula="of:=CONCATENATE(&quot;{&quot;;&quot;name:&quot;;[.$E$1];[.B17];[.$E$1];[.$F$1];&quot;category:&quot;;[.$E$1];[.A17];[.$E$1];&quot;}&quot;;[.$F$1])" office:value-type="string" office:string-value="{name:&quot;Crunchy Nut Corn Flakes&quot;,category:&quot;Cereals &amp; Cereal Bars&quot;}," calcext:value-type="string">
            <text:p>{name:"Crunchy Nut Corn Flakes",category:"Cereals &amp; Cereal Bars"},</text:p>
          </table:table-cell>
          <table:table-cell table:formula="of:=[.D16]&amp;[.C17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889" xlink:type="simple">Tins, Packets &amp; Snack Pots</text:a></text:p>
          </table:table-cell>
          <table:table-cell office:value-type="string" calcext:value-type="string">
            <text:p><text:a xlink:href="https://groceries.asda.com/product/1000137976598" xlink:type="simple">Super Noodles Chicken Flavour</text:a></text:p>
          </table:table-cell>
          <table:table-cell table:formula="of:=CONCATENATE(&quot;{&quot;;&quot;name:&quot;;[.$E$1];[.B18];[.$E$1];[.$F$1];&quot;category:&quot;;[.$E$1];[.A18];[.$E$1];&quot;}&quot;;[.$F$1])" office:value-type="string" office:string-value="{name:&quot;Super Noodles Chicken Flavour&quot;,category:&quot;Tins, Packets &amp; Snack Pots&quot;}," calcext:value-type="string">
            <text:p>{name:"Super Noodles Chicken Flavour",category:"Tins, Packets &amp; Snack Pots"},</text:p>
          </table:table-cell>
          <table:table-cell table:formula="of:=[.D17]&amp;[.C18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871" xlink:type="simple">Rice, Pasta &amp; Noodles</text:a></text:p>
          </table:table-cell>
          <table:table-cell office:value-type="string" calcext:value-type="string">
            <text:p><text:a xlink:href="https://groceries.asda.com/product/56724309" xlink:type="simple">Basmati Rice</text:a></text:p>
          </table:table-cell>
          <table:table-cell table:formula="of:=CONCATENATE(&quot;{&quot;;&quot;name:&quot;;[.$E$1];[.B19];[.$E$1];[.$F$1];&quot;category:&quot;;[.$E$1];[.A19];[.$E$1];&quot;}&quot;;[.$F$1])" office:value-type="string" office:string-value="{name:&quot;Basmati Rice&quot;,category:&quot;Rice, Pasta &amp; Noodles&quot;}," calcext:value-type="string">
            <text:p>{name:"Basmati Rice",category:"Rice, Pasta &amp; Noodles"},</text:p>
          </table:table-cell>
          <table:table-cell table:formula="of:=[.D18]&amp;[.C19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960" xlink:type="simple">Cooking Sauces, Meal Kits &amp; Sides</text:a></text:p>
          </table:table-cell>
          <table:table-cell office:value-type="string" calcext:value-type="string">
            <text:p><text:a xlink:href="https://groceries.asda.com/product/910000868485" xlink:type="simple">Tikka Masala Curry Sauce</text:a></text:p>
          </table:table-cell>
          <table:table-cell table:formula="of:=CONCATENATE(&quot;{&quot;;&quot;name:&quot;;[.$E$1];[.B20];[.$E$1];[.$F$1];&quot;category:&quot;;[.$E$1];[.A20];[.$E$1];&quot;}&quot;;[.$F$1])" office:value-type="string" office:string-value="{name:&quot;Tikka Masala Curry Sauce&quot;,category:&quot;Cooking Sauces, Meal Kits &amp; Sides&quot;}," calcext:value-type="string">
            <text:p>{name:"Tikka Masala Curry Sauce",category:"Cooking Sauces, Meal Kits &amp; Sides"},</text:p>
          </table:table-cell>
          <table:table-cell table:formula="of:=[.D19]&amp;[.C20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071" xlink:type="simple">Condiments &amp; Cooking Ingredients</text:a></text:p>
          </table:table-cell>
          <table:table-cell office:value-type="string" calcext:value-type="string">
            <text:p><text:a xlink:href="https://groceries.asda.com/product/910001313505" xlink:type="simple">HP Brown Sauce</text:a></text:p>
          </table:table-cell>
          <table:table-cell table:formula="of:=CONCATENATE(&quot;{&quot;;&quot;name:&quot;;[.$E$1];[.B21];[.$E$1];[.$F$1];&quot;category:&quot;;[.$E$1];[.A21];[.$E$1];&quot;}&quot;;[.$F$1])" office:value-type="string" office:string-value="{name:&quot;HP Brown Sauce&quot;,category:&quot;Condiments &amp; Cooking Ingredients&quot;}," calcext:value-type="string">
            <text:p>{name:"HP Brown Sauce",category:"Condiments &amp; Cooking Ingredients"},</text:p>
          </table:table-cell>
          <table:table-cell table:formula="of:=[.D20]&amp;[.C21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928" xlink:type="simple">Home Baking</text:a></text:p>
          </table:table-cell>
          <table:table-cell office:value-type="string" calcext:value-type="string">
            <text:p><text:a xlink:href="https://groceries.asda.com/product/910003083700" xlink:type="simple">Free Range Eggs</text:a></text:p>
          </table:table-cell>
          <table:table-cell table:formula="of:=CONCATENATE(&quot;{&quot;;&quot;name:&quot;;[.$E$1];[.B22];[.$E$1];[.$F$1];&quot;category:&quot;;[.$E$1];[.A22];[.$E$1];&quot;}&quot;;[.$F$1])" office:value-type="string" office:string-value="{name:&quot;Free Range Eggs&quot;,category:&quot;Home Baking&quot;}," calcext:value-type="string">
            <text:p>{name:"Free Range Eggs",category:"Home Baking"},</text:p>
          </table:table-cell>
          <table:table-cell table:formula="of:=[.D21]&amp;[.C22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279387941" xlink:type="simple">Jams, Spreads &amp; Desserts</text:a></text:p>
          </table:table-cell>
          <table:table-cell office:value-type="string" calcext:value-type="string">
            <text:p><text:a xlink:href="https://groceries.asda.com/product/1000122672953" xlink:type="simple">Crunchy Peanut Butter</text:a></text:p>
          </table:table-cell>
          <table:table-cell table:formula="of:=CONCATENATE(&quot;{&quot;;&quot;name:&quot;;[.$E$1];[.B23];[.$E$1];[.$F$1];&quot;category:&quot;;[.$E$1];[.A23];[.$E$1];&quot;}&quot;;[.$F$1])" office:value-type="string" office:string-value="{name:&quot;Crunchy Peanut Butter&quot;,category:&quot;Jams, Spreads &amp; Desserts&quot;}," calcext:value-type="string">
            <text:p>{name:"Crunchy Peanut Butter",category:"Jams, Spreads &amp; Desserts"},</text:p>
          </table:table-cell>
          <table:table-cell table:formula="of:=[.D22]&amp;[.C23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892960905" xlink:type="simple">Coffee, Tea &amp; Hot Chocolate</text:a></text:p>
          </table:table-cell>
          <table:table-cell office:value-type="string" calcext:value-type="string">
            <text:p>Tetley Tea Bags</text:p>
          </table:table-cell>
          <table:table-cell table:formula="of:=CONCATENATE(&quot;{&quot;;&quot;name:&quot;;[.$E$1];[.B24];[.$E$1];[.$F$1];&quot;category:&quot;;[.$E$1];[.A24];[.$E$1];&quot;}&quot;;[.$F$1])" office:value-type="string" office:string-value="{name:&quot;Tetley Tea Bags&quot;,category:&quot;Coffee, Tea &amp; Hot Chocolate&quot;}," calcext:value-type="string">
            <text:p>{name:"Tetley Tea Bags",category:"Coffee, Tea &amp; Hot Chocolate"},</text:p>
          </table:table-cell>
          <table:table-cell table:formula="of:=[.D23]&amp;[.C24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019" xlink:type="simple">Biscuits, Chocolate &amp; Sweets</text:a></text:p>
          </table:table-cell>
          <table:table-cell office:value-type="string" calcext:value-type="string">
            <text:p>Jaffa Cakes</text:p>
          </table:table-cell>
          <table:table-cell table:formula="of:=CONCATENATE(&quot;{&quot;;&quot;name:&quot;;[.$E$1];[.B25];[.$E$1];[.$F$1];&quot;category:&quot;;[.$E$1];[.A25];[.$E$1];&quot;}&quot;;[.$F$1])" office:value-type="string" office:string-value="{name:&quot;Jaffa Cakes&quot;,category:&quot;Biscuits, Chocolate &amp; Sweets&quot;}," calcext:value-type="string">
            <text:p>{name:"Jaffa Cakes",category:"Biscuits, Chocolate &amp; Sweets"},</text:p>
          </table:table-cell>
          <table:table-cell table:formula="of:=[.D24]&amp;[.C25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989" xlink:type="simple">Crisps, Nuts &amp; Snacks</text:a></text:p>
          </table:table-cell>
          <table:table-cell office:value-type="string" calcext:value-type="string">
            <text:p>Pringles Original Flavour Crisps</text:p>
          </table:table-cell>
          <table:table-cell table:formula="of:=CONCATENATE(&quot;{&quot;;&quot;name:&quot;;[.$E$1];[.B26];[.$E$1];[.$F$1];&quot;category:&quot;;[.$E$1];[.A26];[.$E$1];&quot;}&quot;;[.$F$1])" office:value-type="string" office:string-value="{name:&quot;Pringles Original Flavour Crisps&quot;,category:&quot;Crisps, Nuts &amp; Snacks&quot;}," calcext:value-type="string">
            <text:p>{name:"Pringles Original Flavour Crisps",category:"Crisps, Nuts &amp; Snacks"},</text:p>
          </table:table-cell>
          <table:table-cell table:formula="of:=[.D25]&amp;[.C26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087" xlink:type="simple">World Foods</text:a></text:p>
          </table:table-cell>
          <table:table-cell office:value-type="string" calcext:value-type="string">
            <text:p><text:a xlink:href="https://groceries.asda.com/product/910001347332" xlink:type="simple">Sauerkraut</text:a></text:p>
          </table:table-cell>
          <table:table-cell table:formula="of:=CONCATENATE(&quot;{&quot;;&quot;name:&quot;;[.$E$1];[.B27];[.$E$1];[.$F$1];&quot;category:&quot;;[.$E$1];[.A27];[.$E$1];&quot;}&quot;;[.$F$1])" office:value-type="string" office:string-value="{name:&quot;Sauerkraut&quot;,category:&quot;World Foods&quot;}," calcext:value-type="string">
            <text:p>{name:"Sauerkraut",category:"World Foods"},</text:p>
          </table:table-cell>
          <table:table-cell table:formula="of:=[.D26]&amp;[.C27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548293784" xlink:type="simple">Frozen BBQ</text:a></text:p>
          </table:table-cell>
          <table:table-cell office:value-type="string" calcext:value-type="string">
            <text:p>Beef Burgers</text:p>
          </table:table-cell>
          <table:table-cell table:formula="of:=CONCATENATE(&quot;{&quot;;&quot;name:&quot;;[.$E$1];[.B28];[.$E$1];[.$F$1];&quot;category:&quot;;[.$E$1];[.A28];[.$E$1];&quot;}&quot;;[.$F$1])" office:value-type="string" office:string-value="{name:&quot;Beef Burgers&quot;,category:&quot;Frozen BBQ&quot;}," calcext:value-type="string">
            <text:p>{name:"Beef Burgers",category:"Frozen BBQ"},</text:p>
          </table:table-cell>
          <table:table-cell table:formula="of:=[.D27]&amp;[.C28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479" xlink:type="simple">Breaded Chicken &amp; Fish</text:a></text:p>
          </table:table-cell>
          <table:table-cell office:value-type="string" calcext:value-type="string">
            <text:p>Fish Fingers</text:p>
          </table:table-cell>
          <table:table-cell table:formula="of:=CONCATENATE(&quot;{&quot;;&quot;name:&quot;;[.$E$1];[.B29];[.$E$1];[.$F$1];&quot;category:&quot;;[.$E$1];[.A29];[.$E$1];&quot;}&quot;;[.$F$1])" office:value-type="string" office:string-value="{name:&quot;Fish Fingers&quot;,category:&quot;Breaded Chicken &amp; Fish&quot;}," calcext:value-type="string">
            <text:p>{name:"Fish Fingers",category:"Breaded Chicken &amp; Fish"},</text:p>
          </table:table-cell>
          <table:table-cell table:formula="of:=[.D28]&amp;[.C29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2716" xlink:type="simple">Chicken, Meat &amp; Fish</text:a></text:p>
          </table:table-cell>
          <table:table-cell office:value-type="string" calcext:value-type="string">
            <text:p>Frozen Chicken Wings</text:p>
          </table:table-cell>
          <table:table-cell table:formula="of:=CONCATENATE(&quot;{&quot;;&quot;name:&quot;;[.$E$1];[.B30];[.$E$1];[.$F$1];&quot;category:&quot;;[.$E$1];[.A30];[.$E$1];&quot;}&quot;;[.$F$1])" office:value-type="string" office:string-value="{name:&quot;Frozen Chicken Wings&quot;,category:&quot;Chicken, Meat &amp; Fish&quot;}," calcext:value-type="string">
            <text:p>{name:"Frozen Chicken Wings",category:"Chicken, Meat &amp; Fish"},</text:p>
          </table:table-cell>
          <table:table-cell table:formula="of:=[.D29]&amp;[.C30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535" xlink:type="simple">Vegetables &amp; Yorkshire Puddings</text:a></text:p>
          </table:table-cell>
          <table:table-cell office:value-type="string" calcext:value-type="string">
            <text:p>Frozen Peas</text:p>
          </table:table-cell>
          <table:table-cell table:formula="of:=CONCATENATE(&quot;{&quot;;&quot;name:&quot;;[.$E$1];[.B31];[.$E$1];[.$F$1];&quot;category:&quot;;[.$E$1];[.A31];[.$E$1];&quot;}&quot;;[.$F$1])" office:value-type="string" office:string-value="{name:&quot;Frozen Peas&quot;,category:&quot;Vegetables &amp; Yorkshire Puddings&quot;}," calcext:value-type="string">
            <text:p>{name:"Frozen Peas",category:"Vegetables &amp; Yorkshire Puddings"},</text:p>
          </table:table-cell>
          <table:table-cell table:formula="of:=[.D30]&amp;[.C31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522" xlink:type="simple">Chips, Potatoes &amp; Rice</text:a></text:p>
          </table:table-cell>
          <table:table-cell office:value-type="string" calcext:value-type="string">
            <text:p>Crinkle Cut Chips</text:p>
          </table:table-cell>
          <table:table-cell table:formula="of:=CONCATENATE(&quot;{&quot;;&quot;name:&quot;;[.$E$1];[.B32];[.$E$1];[.$F$1];&quot;category:&quot;;[.$E$1];[.A32];[.$E$1];&quot;}&quot;;[.$F$1])" office:value-type="string" office:string-value="{name:&quot;Crinkle Cut Chips&quot;,category:&quot;Chips, Potatoes &amp; Rice&quot;}," calcext:value-type="string">
            <text:p>{name:"Crinkle Cut Chips",category:"Chips, Potatoes &amp; Rice"},</text:p>
          </table:table-cell>
          <table:table-cell table:formula="of:=[.D31]&amp;[.C32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559" xlink:type="simple">Pizza, Garlic Bread &amp; Party</text:a></text:p>
          </table:table-cell>
          <table:table-cell office:value-type="string" calcext:value-type="string">
            <text:p>Chicago Town Pizzas</text:p>
          </table:table-cell>
          <table:table-cell table:formula="of:=CONCATENATE(&quot;{&quot;;&quot;name:&quot;;[.$E$1];[.B33];[.$E$1];[.$F$1];&quot;category:&quot;;[.$E$1];[.A33];[.$E$1];&quot;}&quot;;[.$F$1])" office:value-type="string" office:string-value="{name:&quot;Chicago Town Pizzas&quot;,category:&quot;Pizza, Garlic Bread &amp; Party&quot;}," calcext:value-type="string">
            <text:p>{name:"Chicago Town Pizzas",category:"Pizza, Garlic Bread &amp; Party"},</text:p>
          </table:table-cell>
          <table:table-cell table:formula="of:=[.D32]&amp;[.C33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571" xlink:type="simple">Pies &amp; Ready Meals</text:a></text:p>
          </table:table-cell>
          <table:table-cell office:value-type="string" calcext:value-type="string">
            <text:p>Fisherman’s Pie</text:p>
          </table:table-cell>
          <table:table-cell table:formula="of:=CONCATENATE(&quot;{&quot;;&quot;name:&quot;;[.$E$1];[.B34];[.$E$1];[.$F$1];&quot;category:&quot;;[.$E$1];[.A34];[.$E$1];&quot;}&quot;;[.$F$1])" office:value-type="string" office:string-value="{name:&quot;Fisherman’s Pie&quot;,category:&quot;Pies &amp; Ready Meals&quot;}," calcext:value-type="string">
            <text:p>{name:"Fisherman’s Pie",category:"Pies &amp; Ready Meals"},</text:p>
          </table:table-cell>
          <table:table-cell table:formula="of:=[.D33]&amp;[.C34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2411838116" xlink:type="simple">Takeaway</text:a></text:p>
          </table:table-cell>
          <table:table-cell office:value-type="string" calcext:value-type="string">
            <text:p><text:a xlink:href="https://groceries.asda.com/product/1000140999960" xlink:type="simple">Gyoza Dinner Dumplings</text:a></text:p>
          </table:table-cell>
          <table:table-cell table:formula="of:=CONCATENATE(&quot;{&quot;;&quot;name:&quot;;[.$E$1];[.B35];[.$E$1];[.$F$1];&quot;category:&quot;;[.$E$1];[.A35];[.$E$1];&quot;}&quot;;[.$F$1])" office:value-type="string" office:string-value="{name:&quot;Gyoza Dinner Dumplings&quot;,category:&quot;Takeaway&quot;}," calcext:value-type="string">
            <text:p>{name:"Gyoza Dinner Dumplings",category:"Takeaway"},</text:p>
          </table:table-cell>
          <table:table-cell table:formula="of:=[.D34]&amp;[.C35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589" xlink:type="simple">Vegetarian &amp; Free From</text:a></text:p>
          </table:table-cell>
          <table:table-cell office:value-type="string" calcext:value-type="string">
            <text:p>Quorn Mince</text:p>
          </table:table-cell>
          <table:table-cell table:formula="of:=CONCATENATE(&quot;{&quot;;&quot;name:&quot;;[.$E$1];[.B36];[.$E$1];[.$F$1];&quot;category:&quot;;[.$E$1];[.A36];[.$E$1];&quot;}&quot;;[.$F$1])" office:value-type="string" office:string-value="{name:&quot;Quorn Mince&quot;,category:&quot;Vegetarian &amp; Free From&quot;}," calcext:value-type="string">
            <text:p>{name:"Quorn Mince",category:"Vegetarian &amp; Free From"},</text:p>
          </table:table-cell>
          <table:table-cell table:formula="of:=[.D35]&amp;[.C36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549" xlink:type="simple">Ice Cream Parlour</text:a></text:p>
          </table:table-cell>
          <table:table-cell office:value-type="string" calcext:value-type="string">
            <text:p><text:a xlink:href="https://groceries.asda.com/product/1000189263323" xlink:type="simple">Chocolate Fudge Brownie Ice Cream</text:a></text:p>
          </table:table-cell>
          <table:table-cell table:formula="of:=CONCATENATE(&quot;{&quot;;&quot;name:&quot;;[.$E$1];[.B37];[.$E$1];[.$F$1];&quot;category:&quot;;[.$E$1];[.A37];[.$E$1];&quot;}&quot;;[.$F$1])" office:value-type="string" office:string-value="{name:&quot;Chocolate Fudge Brownie Ice Cream&quot;,category:&quot;Ice Cream Parlour&quot;}," calcext:value-type="string">
            <text:p>{name:"Chocolate Fudge Brownie Ice Cream",category:"Ice Cream Parlour"},</text:p>
          </table:table-cell>
          <table:table-cell table:formula="of:=[.D36]&amp;[.C37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505" xlink:type="simple">Desserts, Fruit &amp; Pastry</text:a></text:p>
          </table:table-cell>
          <table:table-cell office:value-type="string" calcext:value-type="string">
            <text:p>Strawberry Cheesecake</text:p>
          </table:table-cell>
          <table:table-cell table:formula="of:=CONCATENATE(&quot;{&quot;;&quot;name:&quot;;[.$E$1];[.B38];[.$E$1];[.$F$1];&quot;category:&quot;;[.$E$1];[.A38];[.$E$1];&quot;}&quot;;[.$F$1])" office:value-type="string" office:string-value="{name:&quot;Strawberry Cheesecake&quot;,category:&quot;Desserts, Fruit &amp; Pastry&quot;}," calcext:value-type="string">
            <text:p>{name:"Strawberry Cheesecake",category:"Desserts, Fruit &amp; Pastry"},</text:p>
          </table:table-cell>
          <table:table-cell table:formula="of:=[.D37]&amp;[.C38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3595" xlink:type="simple">Frozen World Foods</text:a></text:p>
          </table:table-cell>
          <table:table-cell office:value-type="string" calcext:value-type="string">
            <text:p>Chicken Samosas</text:p>
          </table:table-cell>
          <table:table-cell table:formula="of:=CONCATENATE(&quot;{&quot;;&quot;name:&quot;;[.$E$1];[.B39];[.$E$1];[.$F$1];&quot;category:&quot;;[.$E$1];[.A39];[.$E$1];&quot;}&quot;;[.$F$1])" office:value-type="string" office:string-value="{name:&quot;Chicken Samosas&quot;,category:&quot;Frozen World Foods&quot;}," calcext:value-type="string">
            <text:p>{name:"Chicken Samosas",category:"Frozen World Foods"},</text:p>
          </table:table-cell>
          <table:table-cell table:formula="of:=[.D38]&amp;[.C39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148330387" xlink:type="simple">Vegan Food &amp; Drink</text:a></text:p>
          </table:table-cell>
          <table:table-cell office:value-type="string" calcext:value-type="string">
            <text:p>Tofu</text:p>
          </table:table-cell>
          <table:table-cell table:formula="of:=CONCATENATE(&quot;{&quot;;&quot;name:&quot;;[.$E$1];[.B40];[.$E$1];[.$F$1];&quot;category:&quot;;[.$E$1];[.A40];[.$E$1];&quot;}&quot;;[.$F$1])" office:value-type="string" office:string-value="{name:&quot;Tofu&quot;,category:&quot;Vegan Food &amp; Drink&quot;}," calcext:value-type="string">
            <text:p>{name:"Tofu",category:"Vegan Food &amp; Drink"},</text:p>
          </table:table-cell>
          <table:table-cell table:formula="of:=[.D39]&amp;[.C40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2221835716" xlink:type="simple">Gluten Free Food &amp; Drink</text:a></text:p>
          </table:table-cell>
          <table:table-cell office:value-type="string" calcext:value-type="string">
            <text:p><text:a xlink:href="https://groceries.asda.com/product/1000017270363" xlink:type="simple">Gluten Free Multiseed Loaf</text:a></text:p>
          </table:table-cell>
          <table:table-cell table:formula="of:=CONCATENATE(&quot;{&quot;;&quot;name:&quot;;[.$E$1];[.B41];[.$E$1];[.$F$1];&quot;category:&quot;;[.$E$1];[.A41];[.$E$1];&quot;}&quot;;[.$F$1])" office:value-type="string" office:string-value="{name:&quot;Gluten Free Multiseed Loaf&quot;,category:&quot;Gluten Free Food &amp; Drink&quot;}," calcext:value-type="string">
            <text:p>{name:"Gluten Free Multiseed Loaf",category:"Gluten Free Food &amp; Drink"},</text:p>
          </table:table-cell>
          <table:table-cell table:formula="of:=[.D40]&amp;[.C41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3398035894" xlink:type="simple">Dairy Free Food &amp; Drink</text:a></text:p>
          </table:table-cell>
          <table:table-cell office:value-type="string" calcext:value-type="string">
            <text:p><text:a xlink:href="https://groceries.asda.com/product/910000400949" xlink:type="simple">Free From Choc Bar</text:a></text:p>
          </table:table-cell>
          <table:table-cell table:formula="of:=CONCATENATE(&quot;{&quot;;&quot;name:&quot;;[.$E$1];[.B42];[.$E$1];[.$F$1];&quot;category:&quot;;[.$E$1];[.A42];[.$E$1];&quot;}&quot;;[.$F$1])" office:value-type="string" office:string-value="{name:&quot;Free From Choc Bar&quot;,category:&quot;Dairy Free Food &amp; Drink&quot;}," calcext:value-type="string">
            <text:p>{name:"Free From Choc Bar",category:"Dairy Free Food &amp; Drink"},</text:p>
          </table:table-cell>
          <table:table-cell table:formula="of:=[.D41]&amp;[.C42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2138342430" xlink:type="simple">Lactose Free Food &amp; Drink</text:a></text:p>
          </table:table-cell>
          <table:table-cell office:value-type="string" calcext:value-type="string">
            <text:p><text:a xlink:href="https://groceries.asda.com/product/1000020841071" xlink:type="simple">Cheese Alternative</text:a></text:p>
          </table:table-cell>
          <table:table-cell table:formula="of:=CONCATENATE(&quot;{&quot;;&quot;name:&quot;;[.$E$1];[.B43];[.$E$1];[.$F$1];&quot;category:&quot;;[.$E$1];[.A43];[.$E$1];&quot;}&quot;;[.$F$1])" office:value-type="string" office:string-value="{name:&quot;Cheese Alternative&quot;,category:&quot;Lactose Free Food &amp; Drink&quot;}," calcext:value-type="string">
            <text:p>{name:"Cheese Alternative",category:"Lactose Free Food &amp; Drink"},</text:p>
          </table:table-cell>
          <table:table-cell table:formula="of:=[.D42]&amp;[.C43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3328645141" xlink:type="simple">Milk Free Food &amp; Drink</text:a></text:p>
          </table:table-cell>
          <table:table-cell office:value-type="string" calcext:value-type="string">
            <text:p><text:a xlink:href="https://groceries.asda.com/product/72926961" xlink:type="simple">Oat Drink</text:a></text:p>
          </table:table-cell>
          <table:table-cell table:formula="of:=CONCATENATE(&quot;{&quot;;&quot;name:&quot;;[.$E$1];[.B44];[.$E$1];[.$F$1];&quot;category:&quot;;[.$E$1];[.A44];[.$E$1];&quot;}&quot;;[.$F$1])" office:value-type="string" office:string-value="{name:&quot;Oat Drink&quot;,category:&quot;Milk Free Food &amp; Drink&quot;}," calcext:value-type="string">
            <text:p>{name:"Oat Drink",category:"Milk Free Food &amp; Drink"},</text:p>
          </table:table-cell>
          <table:table-cell table:formula="of:=[.D43]&amp;[.C44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437" xlink:type="simple">Soft Drinks, Juice &amp; Water</text:a></text:p>
          </table:table-cell>
          <table:table-cell office:value-type="string" calcext:value-type="string">
            <text:p>Diet Coke</text:p>
          </table:table-cell>
          <table:table-cell table:formula="of:=CONCATENATE(&quot;{&quot;;&quot;name:&quot;;[.$E$1];[.B45];[.$E$1];[.$F$1];&quot;category:&quot;;[.$E$1];[.A45];[.$E$1];&quot;}&quot;;[.$F$1])" office:value-type="string" office:string-value="{name:&quot;Diet Coke&quot;,category:&quot;Soft Drinks, Juice &amp; Water&quot;}," calcext:value-type="string">
            <text:p>{name:"Diet Coke",category:"Soft Drinks, Juice &amp; Water"},</text:p>
          </table:table-cell>
          <table:table-cell table:formula="of:=[.D44]&amp;[.C45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{name:&quot;Diet Coke&quot;,category:&quot;Soft Drinks, Juice &amp; Water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{name:"Diet Coke",category:"Soft Drinks, Juice &amp; Water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509" xlink:type="simple">Beer, Cider &amp; Ales</text:a></text:p>
          </table:table-cell>
          <table:table-cell office:value-type="string" calcext:value-type="string">
            <text:p>Brooklyn Lager</text:p>
          </table:table-cell>
          <table:table-cell table:formula="of:=CONCATENATE(&quot;{&quot;;&quot;name:&quot;;[.$E$1];[.B46];[.$E$1];[.$F$1];&quot;category:&quot;;[.$E$1];[.A46];[.$E$1];&quot;}&quot;;[.$F$1])" office:value-type="string" office:string-value="{name:&quot;Brooklyn Lager&quot;,category:&quot;Beer, Cider &amp; Ales&quot;}," calcext:value-type="string">
            <text:p>{name:"Brooklyn Lager",category:"Beer, Cider &amp; Ales"},</text:p>
          </table:table-cell>
          <table:table-cell table:formula="of:=[.D45]&amp;[.C46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{name:&quot;Diet Coke&quot;,category:&quot;Soft Drinks, Juice &amp; Water&quot;},{name:&quot;Brooklyn Lager&quot;,category:&quot;Beer, Cider &amp; Ale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{name:"Diet Coke",category:"Soft Drinks, Juice &amp; Water"},{name:"Brooklyn Lager",category:"Beer, Cider &amp; Ale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571" xlink:type="simple">Spirits &amp; Ready To Drink</text:a></text:p>
          </table:table-cell>
          <table:table-cell office:value-type="string" calcext:value-type="string">
            <text:p>Laphroig</text:p>
          </table:table-cell>
          <table:table-cell table:formula="of:=CONCATENATE(&quot;{&quot;;&quot;name:&quot;;[.$E$1];[.B47];[.$E$1];[.$F$1];&quot;category:&quot;;[.$E$1];[.A47];[.$E$1];&quot;}&quot;;[.$F$1])" office:value-type="string" office:string-value="{name:&quot;Laphroig&quot;,category:&quot;Spirits &amp; Ready To Drink&quot;}," calcext:value-type="string">
            <text:p>{name:"Laphroig",category:"Spirits &amp; Ready To Drink"},</text:p>
          </table:table-cell>
          <table:table-cell table:formula="of:=[.D46]&amp;[.C47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{name:&quot;Diet Coke&quot;,category:&quot;Soft Drinks, Juice &amp; Water&quot;},{name:&quot;Brooklyn Lager&quot;,category:&quot;Beer, Cider &amp; Ales&quot;},{name:&quot;Laphroig&quot;,category:&quot;Spirits &amp; Ready To Drink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{name:"Diet Coke",category:"Soft Drinks, Juice &amp; Water"},{name:"Brooklyn Lager",category:"Beer, Cider &amp; Ales"},{name:"Laphroig",category:"Spirits &amp; Ready To Drink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2523" xlink:type="simple">Wine, Prosecco &amp; Champagne</text:a></text:p>
          </table:table-cell>
          <table:table-cell office:value-type="string" calcext:value-type="string">
            <text:p><text:a xlink:href="https://groceries.asda.com/product/1089582" xlink:type="simple">Yellow Tail Shiraz</text:a></text:p>
          </table:table-cell>
          <table:table-cell table:formula="of:=CONCATENATE(&quot;{&quot;;&quot;name:&quot;;[.$E$1];[.B48];[.$E$1];[.$F$1];&quot;category:&quot;;[.$E$1];[.A48];[.$E$1];&quot;}&quot;;[.$F$1])" office:value-type="string" office:string-value="{name:&quot;Yellow Tail Shiraz&quot;,category:&quot;Wine, Prosecco &amp; Champagne&quot;}," calcext:value-type="string">
            <text:p>{name:"Yellow Tail Shiraz",category:"Wine, Prosecco &amp; Champagne"},</text:p>
          </table:table-cell>
          <table:table-cell table:formula="of:=[.D47]&amp;[.C48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{name:&quot;Diet Coke&quot;,category:&quot;Soft Drinks, Juice &amp; Water&quot;},{name:&quot;Brooklyn Lager&quot;,category:&quot;Beer, Cider &amp; Ales&quot;},{name:&quot;Laphroig&quot;,category:&quot;Spirits &amp; Ready To Drink&quot;},{name:&quot;Yellow Tail Shiraz&quot;,category:&quot;Wine, Prosecco &amp; Champagne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{name:"Diet Coke",category:"Soft Drinks, Juice &amp; Water"},{name:"Brooklyn Lager",category:"Beer, Cider &amp; Ales"},{name:"Laphroig",category:"Spirits &amp; Ready To Drink"},{name:"Yellow Tail Shiraz",category:"Wine, Prosecco &amp; Champagne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3039943720" xlink:type="simple">Coffee, Tea &amp; Hot Chocolate</text:a></text:p>
          </table:table-cell>
          <table:table-cell office:value-type="string" calcext:value-type="string">
            <text:p>Ovaltine</text:p>
          </table:table-cell>
          <table:table-cell table:formula="of:=CONCATENATE(&quot;{&quot;;&quot;name:&quot;;[.$E$1];[.B49];[.$E$1];[.$F$1];&quot;category:&quot;;[.$E$1];[.A49];[.$E$1];&quot;}&quot;;[.$F$1])" office:value-type="string" office:string-value="{name:&quot;Ovaltine&quot;,category:&quot;Coffee, Tea &amp; Hot Chocolate&quot;}," calcext:value-type="string">
            <text:p>{name:"Ovaltine",category:"Coffee, Tea &amp; Hot Chocolate"},</text:p>
          </table:table-cell>
          <table:table-cell table:formula="of:=[.D48]&amp;[.C49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{name:&quot;Diet Coke&quot;,category:&quot;Soft Drinks, Juice &amp; Water&quot;},{name:&quot;Brooklyn Lager&quot;,category:&quot;Beer, Cider &amp; Ales&quot;},{name:&quot;Laphroig&quot;,category:&quot;Spirits &amp; Ready To Drink&quot;},{name:&quot;Yellow Tail Shiraz&quot;,category:&quot;Wine, Prosecco &amp; Champagne&quot;},{name:&quot;Ovaltine&quot;,category:&quot;Coffee, Tea &amp; Hot Chocolate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{name:"Diet Coke",category:"Soft Drinks, Juice &amp; Water"},{name:"Brooklyn Lager",category:"Beer, Cider &amp; Ales"},{name:"Laphroig",category:"Spirits &amp; Ready To Drink"},{name:"Yellow Tail Shiraz",category:"Wine, Prosecco &amp; Champagne"},{name:"Ovaltine",category:"Coffee, Tea &amp; Hot Chocolate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106393" xlink:type="simple">Chilled Juice &amp; Milk Drinks</text:a></text:p>
          </table:table-cell>
          <table:table-cell office:value-type="string" calcext:value-type="string">
            <text:p>Cocanut Water</text:p>
          </table:table-cell>
          <table:table-cell table:formula="of:=CONCATENATE(&quot;{&quot;;&quot;name:&quot;;[.$E$1];[.B50];[.$E$1];[.$F$1];&quot;category:&quot;;[.$E$1];[.A50];[.$E$1];&quot;}&quot;;[.$F$1])" office:value-type="string" office:string-value="{name:&quot;Cocanut Water&quot;,category:&quot;Chilled Juice &amp; Milk Drinks&quot;}," calcext:value-type="string">
            <text:p>{name:"Cocanut Water",category:"Chilled Juice &amp; Milk Drinks"},</text:p>
          </table:table-cell>
          <table:table-cell table:formula="of:=[.D49]&amp;[.C50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{name:&quot;Diet Coke&quot;,category:&quot;Soft Drinks, Juice &amp; Water&quot;},{name:&quot;Brooklyn Lager&quot;,category:&quot;Beer, Cider &amp; Ales&quot;},{name:&quot;Laphroig&quot;,category:&quot;Spirits &amp; Ready To Drink&quot;},{name:&quot;Yellow Tail Shiraz&quot;,category:&quot;Wine, Prosecco &amp; Champagne&quot;},{name:&quot;Ovaltine&quot;,category:&quot;Coffee, Tea &amp; Hot Chocolate&quot;},{name:&quot;Cocanut Water&quot;,category:&quot;Chilled Juice &amp; Milk Drinks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{name:"Diet Coke",category:"Soft Drinks, Juice &amp; Water"},{name:"Brooklyn Lager",category:"Beer, Cider &amp; Ales"},{name:"Laphroig",category:"Spirits &amp; Ready To Drink"},{name:"Yellow Tail Shiraz",category:"Wine, Prosecco &amp; Champagne"},{name:"Ovaltine",category:"Coffee, Tea &amp; Hot Chocolate"},{name:"Cocanut Water",category:"Chilled Juice &amp; Milk Drinks"}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roceries.asda.com/dept/2901067760" xlink:type="simple">No &amp; Low Alcohol</text:a></text:p>
          </table:table-cell>
          <table:table-cell office:value-type="string" calcext:value-type="string">
            <text:p><text:a xlink:href="https://groceries.asda.com/product/1000071585206" xlink:type="simple">Brewdog Nanny State </text:a></text:p>
          </table:table-cell>
          <table:table-cell table:formula="of:=CONCATENATE(&quot;{&quot;;&quot;name:&quot;;[.$E$1];[.B51];[.$E$1];[.$F$1];&quot;category:&quot;;[.$E$1];[.A51];[.$E$1];&quot;}&quot;;[.$F$1])" office:value-type="string" office:string-value="{name:&quot;Brewdog Nanny State &quot;,category:&quot;No &amp; Low Alcohol&quot;}," calcext:value-type="string">
            <text:p>{name:"Brewdog Nanny State ",category:"No &amp; Low Alcohol"},</text:p>
          </table:table-cell>
          <table:table-cell table:formula="of:=[.D50]&amp;[.C51]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{name:&quot;Diet Coke&quot;,category:&quot;Soft Drinks, Juice &amp; Water&quot;},{name:&quot;Brooklyn Lager&quot;,category:&quot;Beer, Cider &amp; Ales&quot;},{name:&quot;Laphroig&quot;,category:&quot;Spirits &amp; Ready To Drink&quot;},{name:&quot;Yellow Tail Shiraz&quot;,category:&quot;Wine, Prosecco &amp; Champagne&quot;},{name:&quot;Ovaltine&quot;,category:&quot;Coffee, Tea &amp; Hot Chocolate&quot;},{name:&quot;Cocanut Water&quot;,category:&quot;Chilled Juice &amp; Milk Drinks&quot;},{name:&quot;Brewdog Nanny State &quot;,category:&quot;No &amp; Low Alcohol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{name:"Diet Coke",category:"Soft Drinks, Juice &amp; Water"},{name:"Brooklyn Lager",category:"Beer, Cider &amp; Ales"},{name:"Laphroig",category:"Spirits &amp; Ready To Drink"},{name:"Yellow Tail Shiraz",category:"Wine, Prosecco &amp; Champagne"},{name:"Ovaltine",category:"Coffee, Tea &amp; Hot Chocolate"},{name:"Cocanut Water",category:"Chilled Juice &amp; Milk Drinks"},{name:"Brewdog Nanny State ",category:"No &amp; Low Alcohol"},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3728" xlink:type="simple">Hair Care</text:a></text:p>
          </table:table-cell>
          <table:table-cell/>
          <table:table-cell table:style-name="Default"/>
          <table:table-cell table:style-name="Default" table:formula="of:=LOWER([.D51])" office:value-type="string" office:string-value="{name:&quot;strawberries&quot;,category:&quot;fruit&quot;},{name:&quot;red onions&quot;,category:&quot;vegetables &amp; potatoes&quot;},{name:&quot;cucumber&quot;,category:&quot;salads &amp; stir fry&quot;},{name:&quot;gammon joint&quot;,category:&quot;meat &amp; poultry&quot;},{name:&quot;salmon fillets&quot;,category:&quot;fish &amp; seafood&quot;},{name:&quot;hot cross buns&quot;,category:&quot;bakery&quot;},{name:&quot;chocolate milk&quot;,category:&quot;milk, butter, cream &amp; eggs&quot;},{name:&quot;mature cheddar&quot;,category:&quot;cheese&quot;},{name:&quot;honey roast dry cured ham&quot;,category:&quot;cooked meat&quot;},{name:&quot;strawberry yogurts&quot;,category:&quot;yogurts &amp; desserts&quot;},{name:&quot;apple juice&quot;,category:&quot;chilled juice &amp; smoothies&quot;},{name:&quot;carrot &amp; coriander soup&quot;,category:&quot;ready meals &amp; soup&quot;},{name:&quot;garlic &amp; herb baguette&quot;,category:&quot;pizza, pasta &amp; garlic bread&quot;},{name:&quot;pork pies&quot;,category:&quot;party food, pies, salads &amp; dips&quot;},{name:&quot;peperami&quot;,category:&quot;snacks &amp; drinks&quot;},{name:&quot;crunchy nut corn flakes&quot;,category:&quot;cereals &amp; cereal bars&quot;},{name:&quot;super noodles chicken flavour&quot;,category:&quot;tins, packets &amp; snack pots&quot;},{name:&quot;basmati rice&quot;,category:&quot;rice, pasta &amp; noodles&quot;},{name:&quot;tikka masala curry sauce&quot;,category:&quot;cooking sauces, meal kits &amp; sides&quot;},{name:&quot;hp brown sauce&quot;,category:&quot;condiments &amp; cooking ingredients&quot;},{name:&quot;free range eggs&quot;,category:&quot;home baking&quot;},{name:&quot;crunchy peanut butter&quot;,category:&quot;jams, spreads &amp; desserts&quot;},{name:&quot;tetley tea bags&quot;,category:&quot;coffee, tea &amp; hot chocolate&quot;},{name:&quot;jaffa cakes&quot;,category:&quot;biscuits, chocolate &amp; sweets&quot;},{name:&quot;pringles original flavour crisps&quot;,category:&quot;crisps, nuts &amp; snacks&quot;},{name:&quot;sauerkraut&quot;,category:&quot;world foods&quot;},{name:&quot;beef burgers&quot;,category:&quot;frozen bbq&quot;},{name:&quot;fish fingers&quot;,category:&quot;breaded chicken &amp; fish&quot;},{name:&quot;frozen chicken wings&quot;,category:&quot;chicken, meat &amp; fish&quot;},{name:&quot;frozen peas&quot;,category:&quot;vegetables &amp; yorkshire puddings&quot;},{name:&quot;crinkle cut chips&quot;,category:&quot;chips, potatoes &amp; rice&quot;},{name:&quot;chicago town pizzas&quot;,category:&quot;pizza, garlic bread &amp; party&quot;},{name:&quot;fisherman’s pie&quot;,category:&quot;pies &amp; ready meals&quot;},{name:&quot;gyoza dinner dumplings&quot;,category:&quot;takeaway&quot;},{name:&quot;quorn mince&quot;,category:&quot;vegetarian &amp; free from&quot;},{name:&quot;chocolate fudge brownie ice cream&quot;,category:&quot;ice cream parlour&quot;},{name:&quot;strawberry cheesecake&quot;,category:&quot;desserts, fruit &amp; pastry&quot;},{name:&quot;chicken samosas&quot;,category:&quot;frozen world foods&quot;},{name:&quot;tofu&quot;,category:&quot;vegan food &amp; drink&quot;},{name:&quot;gluten free multiseed loaf&quot;,category:&quot;gluten free food &amp; drink&quot;},{name:&quot;free from choc bar&quot;,category:&quot;dairy free food &amp; drink&quot;},{name:&quot;cheese alternative&quot;,category:&quot;lactose free food &amp; drink&quot;},{name:&quot;oat drink&quot;,category:&quot;milk free food &amp; drink&quot;},{name:&quot;diet coke&quot;,category:&quot;soft drinks, juice &amp; water&quot;},{name:&quot;brooklyn lager&quot;,category:&quot;beer, cider &amp; ales&quot;},{name:&quot;laphroig&quot;,category:&quot;spirits &amp; ready to drink&quot;},{name:&quot;yellow tail shiraz&quot;,category:&quot;wine, prosecco &amp; champagne&quot;},{name:&quot;ovaltine&quot;,category:&quot;coffee, tea &amp; hot chocolate&quot;},{name:&quot;cocanut water&quot;,category:&quot;chilled juice &amp; milk drinks&quot;},{name:&quot;brewdog nanny state &quot;,category:&quot;no &amp; low alcohol&quot;}," calcext:value-type="string">
            <text:p>{name:"strawberries",category:"fruit"},{name:"red onions",category:"vegetables &amp; potatoes"},{name:"cucumber",category:"salads &amp; stir fry"},{name:"gammon joint",category:"meat &amp; poultry"},{name:"salmon fillets",category:"fish &amp; seafood"},{name:"hot cross buns",category:"bakery"},{name:"chocolate milk",category:"milk, butter, cream &amp; eggs"},{name:"mature cheddar",category:"cheese"},{name:"honey roast dry cured ham",category:"cooked meat"},{name:"strawberry yogurts",category:"yogurts &amp; desserts"},{name:"apple juice",category:"chilled juice &amp; smoothies"},{name:"carrot &amp; coriander soup",category:"ready meals &amp; soup"},{name:"garlic &amp; herb baguette",category:"pizza, pasta &amp; garlic bread"},{name:"pork pies",category:"party food, pies, salads &amp; dips"},{name:"peperami",category:"snacks &amp; drinks"},{name:"crunchy nut corn flakes",category:"cereals &amp; cereal bars"},{name:"super noodles chicken flavour",category:"tins, packets &amp; snack pots"},{name:"basmati rice",category:"rice, pasta &amp; noodles"},{name:"tikka masala curry sauce",category:"cooking sauces, meal kits &amp; sides"},{name:"hp brown sauce",category:"condiments &amp; cooking ingredients"},{name:"free range eggs",category:"home baking"},{name:"crunchy peanut butter",category:"jams, spreads &amp; desserts"},{name:"tetley tea bags",category:"coffee, tea &amp; hot chocolate"},{name:"jaffa cakes",category:"biscuits, chocolate &amp; sweets"},{name:"pringles original flavour crisps",category:"crisps, nuts &amp; snacks"},{name:"sauerkraut",category:"world foods"},{name:"beef burgers",category:"frozen bbq"},{name:"fish fingers",category:"breaded chicken &amp; fish"},{name:"frozen chicken wings",category:"chicken, meat &amp; fish"},{name:"frozen peas",category:"vegetables &amp; yorkshire puddings"},{name:"crinkle cut chips",category:"chips, potatoes &amp; rice"},{name:"chicago town pizzas",category:"pizza, garlic bread &amp; party"},{name:"fisherman’s pie",category:"pies &amp; ready meals"},{name:"gyoza dinner dumplings",category:"takeaway"},{name:"quorn mince",category:"vegetarian &amp; free from"},{name:"chocolate fudge brownie ice cream",category:"ice cream parlour"},{name:"strawberry cheesecake",category:"desserts, fruit &amp; pastry"},{name:"chicken samosas",category:"frozen world foods"},{name:"tofu",category:"vegan food &amp; drink"},{name:"gluten free multiseed loaf",category:"gluten free food &amp; drink"},{name:"free from choc bar",category:"dairy free food &amp; drink"},{name:"cheese alternative",category:"lactose free food &amp; drink"},{name:"oat drink",category:"milk free food &amp; drink"},{name:"diet coke",category:"soft drinks, juice &amp; water"},{name:"brooklyn lager",category:"beer, cider &amp; ales"},{name:"laphroig",category:"spirits &amp; ready to drink"},{name:"yellow tail shiraz",category:"wine, prosecco &amp; champagne"},{name:"ovaltine",category:"coffee, tea &amp; hot chocolate"},{name:"cocanut water",category:"chilled juice &amp; milk drinks"},{name:"brewdog nanny state ",category:"no &amp; low alcohol"},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3687" xlink:type="simple">Bath, Shower &amp; Soap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3699" xlink:type="simple">Dental Care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3782" xlink:type="simple">Face &amp; Body Skincare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3662" xlink:type="simple">Women's Toiletrie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3640" xlink:type="simple">Men's Toiletrie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2223830581" xlink:type="simple">Gifting &amp; Fragrance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3606" xlink:type="simple">Make Up &amp; Nail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6433" xlink:type="simple">Health &amp; Medicine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3811" xlink:type="simple">Sun Care &amp; Travel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1846" xlink:type="simple">Laundry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1837" xlink:type="simple">Household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1842" xlink:type="simple">Toilet Roll, Kitchen Roll &amp; Tissue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3418955300" xlink:type="simple">Air Fresheners &amp; Home Fragrance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2442216320" xlink:type="simple">Eco-Friendly &amp; Refill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4199" xlink:type="simple">Light Bulbs &amp; Batterie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4232" xlink:type="simple">Hardware, Painting &amp; DIY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4220" xlink:type="simple">Car Care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4085872187" xlink:type="simple">Cat &amp; Kitten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2886950083" xlink:type="simple">Dog &amp; Puppy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1600" xlink:type="simple">Small Pets, Fish &amp; Bird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2552161815" xlink:type="simple">Baby Event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324" xlink:type="simple">Baby Nappie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3251" xlink:type="simple">Baby Wipe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358" xlink:type="simple">Baby &amp; Toddler Milk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281" xlink:type="simple">Baby &amp; Toddler Food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983117007" xlink:type="simple">Newborn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370" xlink:type="simple">Baby Toiletries &amp; Healthcare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338" xlink:type="simple">Baby Accessories &amp; Nursery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379" xlink:type="simple">Pregnancy &amp; Maternity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405" xlink:type="simple">Toys &amp; Entertainment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1134" xlink:type="simple">Garden &amp; Outdoor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1404" xlink:type="simple">Kitchen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1490" xlink:type="simple">Bed, Bath &amp; Home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638" xlink:type="simple">Music, Film, Games &amp; Book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662" xlink:type="simple">Technology &amp; Electrical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699" xlink:type="simple">Tobacconist &amp; Newsagent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10767" xlink:type="simple">Party &amp; Gift Wrap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747" xlink:type="simple">Stationery &amp; Stamp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835" xlink:type="simple">Kids Home &amp; Toy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791" xlink:type="simple">Batteries &amp; Light Bulbs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02809" xlink:type="simple">Painting, DIY &amp; Car Care</text:a>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<text:a xlink:href="https://groceries.asda.com/dept/1920404617" xlink:type="simple">JML</text:a>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Kinnari1" svg:font-family="Kinnari"/>
    <style:font-face style:name="Liberation Serif1" svg:font-family="'Liberation Serif'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21:05:19.097287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1:58:44.459783852</meta:creation-date>
    <dc:date>2020-04-28T21:51:15.563144971</dc:date>
    <meta:editing-duration>PT39M16S</meta:editing-duration>
    <meta:editing-cycles>8</meta:editing-cycles>
    <meta:generator>LibreOffice/6.3.5.2$Linux_X86_64 LibreOffice_project/30$Build-2</meta:generator>
    <meta:document-statistic meta:table-count="3" meta:cell-count="880" meta:object-count="0"/>
  </office:meta>
</office:document-meta>
</file>